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Rdigipot</text:p>
          </table:table-cell>
          <table:table-cell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256" calcext:value-type="float">
            <text:p>25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step</text:p>
          </table:table-cell>
          <table:table-cell table:formula="of:=[.B1]/[.B2]" office:value-type="float" office:value="39.0625" calcext:value-type="float">
            <text:p>39.06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.000033" calcext:value-type="float">
            <text:p>3.3E-05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R required</text:p>
          </table:table-cell>
          <table:table-cell office:value-type="string" calcext:value-type="string">
            <text:p>digipot step</text:p>
          </table:table-cell>
          <table:table-cell office:value-type="string" calcext:value-type="string">
            <text:p>erro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0.5" calcext:value-type="float">
            <text:p>0.5</text:p>
          </table:table-cell>
          <table:table-cell table:formula="of:=1/(2*3.1416*[.B7]*[.$B$4])" office:value-type="float" office:value="9645.73157086526" calcext:value-type="float">
            <text:p>9645.73157086526</text:p>
          </table:table-cell>
          <table:table-cell table:formula="of:=ROUND([.C7]/[.$B$3])" office:value-type="float" office:value="247" calcext:value-type="float">
            <text:p>247</text:p>
          </table:table-cell>
          <table:table-cell table:style-name="ce1" table:formula="of:=1-[.C7]/([.D7]*[.$B$3])" office:value-type="percentage" office:value="0.000280452574288659" calcext:value-type="percentage">
            <text:p>0.0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/(2*3.1416*[.B8]*[.$B$4])" office:value-type="float" office:value="4822.86578543263" calcext:value-type="float">
            <text:p>4822.86578543263</text:p>
          </table:table-cell>
          <table:table-cell table:formula="of:=ROUND([.C8]/[.$B$3])" office:value-type="float" office:value="123" calcext:value-type="float">
            <text:p>123</text:p>
          </table:table-cell>
          <table:table-cell table:style-name="ce1" table:formula="of:=1-[.C8]/([.D8]*[.$B$3])" office:value-type="percentage" office:value="-0.00378344802500297" calcext:value-type="percentage">
            <text:p>-0.38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1/(2*3.1416*[.B9]*[.$B$4])" office:value-type="float" office:value="3215.24385695509" calcext:value-type="float">
            <text:p>3215.24385695509</text:p>
          </table:table-cell>
          <table:table-cell table:formula="of:=ROUND([.C9]/[.$B$3])" office:value-type="float" office:value="82" calcext:value-type="float">
            <text:p>82</text:p>
          </table:table-cell>
          <table:table-cell table:style-name="ce1" table:formula="of:=1-[.C9]/([.D9]*[.$B$3])" office:value-type="percentage" office:value="-0.00378344802500274" calcext:value-type="percentage">
            <text:p>-0.38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/(2*3.1416*[.B10]*[.$B$4])" office:value-type="float" office:value="2411.43289271632" calcext:value-type="float">
            <text:p>2411.43289271632</text:p>
          </table:table-cell>
          <table:table-cell table:formula="of:=ROUND([.C10]/[.$B$3])" office:value-type="float" office:value="62" calcext:value-type="float">
            <text:p>62</text:p>
          </table:table-cell>
          <table:table-cell table:style-name="ce1" table:formula="of:=1-[.C10]/([.D10]*[.$B$3])" office:value-type="percentage" office:value="0.00431157978165031" calcext:value-type="percentage">
            <text:p>0.4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1/(2*3.1416*[.B11]*[.$B$4])" office:value-type="float" office:value="1929.14631417305" calcext:value-type="float">
            <text:p>1929.14631417305</text:p>
          </table:table-cell>
          <table:table-cell table:formula="of:=ROUND([.C11]/[.$B$3])" office:value-type="float" office:value="49" calcext:value-type="float">
            <text:p>49</text:p>
          </table:table-cell>
          <table:table-cell table:style-name="ce1" table:formula="of:=1-[.C11]/([.D11]*[.$B$3])" office:value-type="percentage" office:value="-0.0078805233230641" calcext:value-type="percentage">
            <text:p>-0.7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/(2*3.1416*[.B12]*[.$B$4])" office:value-type="float" office:value="1607.62192847754" calcext:value-type="float">
            <text:p>1607.62192847754</text:p>
          </table:table-cell>
          <table:table-cell table:formula="of:=ROUND([.C12]/[.$B$3])" office:value-type="float" office:value="41" calcext:value-type="float">
            <text:p>41</text:p>
          </table:table-cell>
          <table:table-cell table:style-name="ce1" table:formula="of:=1-[.C12]/([.D12]*[.$B$3])" office:value-type="percentage" office:value="-0.00378344802500274" calcext:value-type="percentage">
            <text:p>-0.38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1/(2*3.1416*[.B13]*[.$B$4])" office:value-type="float" office:value="1377.96165298075" calcext:value-type="float">
            <text:p>1377.96165298075</text:p>
          </table:table-cell>
          <table:table-cell table:formula="of:=ROUND([.C13]/[.$B$3])" office:value-type="float" office:value="35" calcext:value-type="float">
            <text:p>35</text:p>
          </table:table-cell>
          <table:table-cell table:style-name="ce1" table:formula="of:=1-[.C13]/([.D13]*[.$B$3])" office:value-type="percentage" office:value="-0.0078805233230641" calcext:value-type="percentage">
            <text:p>-0.7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/(2*3.1416*[.B14]*[.$B$4])" office:value-type="float" office:value="1205.71644635816" calcext:value-type="float">
            <text:p>1205.71644635816</text:p>
          </table:table-cell>
          <table:table-cell table:formula="of:=ROUND([.C14]/[.$B$3])" office:value-type="float" office:value="31" calcext:value-type="float">
            <text:p>31</text:p>
          </table:table-cell>
          <table:table-cell table:style-name="ce1" table:formula="of:=1-[.C14]/([.D14]*[.$B$3])" office:value-type="percentage" office:value="0.00431157978165031" calcext:value-type="percentage">
            <text:p>0.4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formula="of:=1/(2*3.1416*[.B15]*[.$B$4])" office:value-type="float" office:value="1071.74795231836" calcext:value-type="float">
            <text:p>1071.74795231836</text:p>
          </table:table-cell>
          <table:table-cell table:formula="of:=ROUND([.C15]/[.$B$3])" office:value-type="float" office:value="27" calcext:value-type="float">
            <text:p>27</text:p>
          </table:table-cell>
          <table:table-cell table:style-name="ce1" table:formula="of:=1-[.C15]/([.D15]*[.$B$3])" office:value-type="percentage" office:value="-0.0161758362722251" calcext:value-type="percentage">
            <text:p>-1.62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1/(2*3.1416*[.B16]*[.$B$4])" office:value-type="float" office:value="964.573157086526" calcext:value-type="float">
            <text:p>964.573157086526</text:p>
          </table:table-cell>
          <table:table-cell table:formula="of:=ROUND([.C16]/[.$B$3])" office:value-type="float" office:value="25" calcext:value-type="float">
            <text:p>25</text:p>
          </table:table-cell>
          <table:table-cell table:style-name="ce1" table:formula="of:=1-[.C16]/([.D16]*[.$B$3])" office:value-type="percentage" office:value="0.012277087143397" calcext:value-type="percentage">
            <text:p>1.2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table:formula="of:=1/(2*3.1416*[.B17]*[.$B$4])" office:value-type="float" office:value="876.884688260478" calcext:value-type="float">
            <text:p>876.884688260478</text:p>
          </table:table-cell>
          <table:table-cell table:formula="of:=ROUND([.C17]/[.$B$3])" office:value-type="float" office:value="22" calcext:value-type="float">
            <text:p>22</text:p>
          </table:table-cell>
          <table:table-cell table:style-name="ce1" table:formula="of:=1-[.C17]/([.D17]*[.$B$3])" office:value-type="percentage" office:value="-0.0203749099758295" calcext:value-type="percentage">
            <text:p>-2.04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1/(2*3.1416*[.B18]*[.$B$4])" office:value-type="float" office:value="803.810964238772" calcext:value-type="float">
            <text:p>803.810964238772</text:p>
          </table:table-cell>
          <table:table-cell table:formula="of:=ROUND([.C18]/[.$B$3])" office:value-type="float" office:value="21" calcext:value-type="float">
            <text:p>21</text:p>
          </table:table-cell>
          <table:table-cell table:style-name="ce1" table:formula="of:=1-[.C18]/([.D18]*[.$B$3])" office:value-type="percentage" office:value="0.0201161578803544" calcext:value-type="percentage">
            <text:p>2.01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table:formula="of:=1/(2*3.1416*[.B19]*[.$B$4])" office:value-type="float" office:value="741.97935160502" calcext:value-type="float">
            <text:p>741.97935160502</text:p>
          </table:table-cell>
          <table:table-cell table:formula="of:=ROUND([.C19]/[.$B$3])" office:value-type="float" office:value="19" calcext:value-type="float">
            <text:p>19</text:p>
          </table:table-cell>
          <table:table-cell table:style-name="ce1" table:formula="of:=1-[.C19]/([.D19]*[.$B$3])" office:value-type="percentage" office:value="0.000280452574288659" calcext:value-type="percentage">
            <text:p>0.0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1/(2*3.1416*[.B20]*[.$B$4])" office:value-type="float" office:value="688.980826490376" calcext:value-type="float">
            <text:p>688.980826490376</text:p>
          </table:table-cell>
          <table:table-cell table:formula="of:=ROUND([.C20]/[.$B$3])" office:value-type="float" office:value="18" calcext:value-type="float">
            <text:p>18</text:p>
          </table:table-cell>
          <table:table-cell table:style-name="ce1" table:formula="of:=1-[.C20]/([.D20]*[.$B$3])" office:value-type="percentage" office:value="0.0201161578803543" calcext:value-type="percentage">
            <text:p>2.01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table:formula="of:=1/(2*3.1416*[.B21]*[.$B$4])" office:value-type="float" office:value="643.048771391018" calcext:value-type="float">
            <text:p>643.048771391018</text:p>
          </table:table-cell>
          <table:table-cell table:formula="of:=ROUND([.C21]/[.$B$3])" office:value-type="float" office:value="16" calcext:value-type="float">
            <text:p>16</text:p>
          </table:table-cell>
          <table:table-cell table:style-name="ce1" table:formula="of:=1-[.C21]/([.D21]*[.$B$3])" office:value-type="percentage" office:value="-0.0288780342256278" calcext:value-type="percentage">
            <text:p>-2.8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1/(2*3.1416*[.B22]*[.$B$4])" office:value-type="float" office:value="602.858223179079" calcext:value-type="float">
            <text:p>602.858223179079</text:p>
          </table:table-cell>
          <table:table-cell table:formula="of:=ROUND([.C22]/[.$B$3])" office:value-type="float" office:value="15" calcext:value-type="float">
            <text:p>15</text:p>
          </table:table-cell>
          <table:table-cell table:style-name="ce1" table:formula="of:=1-[.C22]/([.D22]*[.$B$3])" office:value-type="percentage" office:value="-0.0288780342256281" calcext:value-type="percentage">
            <text:p>-2.8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table:formula="of:=1/(2*3.1416*[.B23]*[.$B$4])" office:value-type="float" office:value="567.39597475678" calcext:value-type="float">
            <text:p>567.39597475678</text:p>
          </table:table-cell>
          <table:table-cell table:formula="of:=ROUND([.C23]/[.$B$3])" office:value-type="float" office:value="15" calcext:value-type="float">
            <text:p>15</text:p>
          </table:table-cell>
          <table:table-cell table:style-name="ce1" table:formula="of:=1-[.C23]/([.D23]*[.$B$3])" office:value-type="percentage" office:value="0.031644203081762" calcext:value-type="percentage">
            <text:p>3.16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1/(2*3.1416*[.B24]*[.$B$4])" office:value-type="float" office:value="535.873976159181" calcext:value-type="float">
            <text:p>535.873976159181</text:p>
          </table:table-cell>
          <table:table-cell table:formula="of:=ROUND([.C24]/[.$B$3])" office:value-type="float" office:value="14" calcext:value-type="float">
            <text:p>14</text:p>
          </table:table-cell>
          <table:table-cell table:style-name="ce1" table:formula="of:=1-[.C24]/([.D24]*[.$B$3])" office:value-type="percentage" office:value="0.0201161578803544" calcext:value-type="percentage">
            <text:p>2.01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table:formula="of:=1/(2*3.1416*[.B25]*[.$B$4])" office:value-type="float" office:value="507.670082677119" calcext:value-type="float">
            <text:p>507.670082677119</text:p>
          </table:table-cell>
          <table:table-cell table:formula="of:=ROUND([.C25]/[.$B$3])" office:value-type="float" office:value="13" calcext:value-type="float">
            <text:p>13</text:p>
          </table:table-cell>
          <table:table-cell table:style-name="ce1" table:formula="of:=1-[.C25]/([.D25]*[.$B$3])" office:value-type="percentage" office:value="0.000280452574288548" calcext:value-type="percentage">
            <text:p>0.0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1/(2*3.1416*[.B26]*[.$B$4])" office:value-type="float" office:value="482.286578543263" calcext:value-type="float">
            <text:p>482.286578543263</text:p>
          </table:table-cell>
          <table:table-cell table:formula="of:=ROUND([.C26]/[.$B$3])" office:value-type="float" office:value="12" calcext:value-type="float">
            <text:p>12</text:p>
          </table:table-cell>
          <table:table-cell table:style-name="ce1" table:formula="of:=1-[.C26]/([.D26]*[.$B$3])" office:value-type="percentage" office:value="-0.0288780342256281" calcext:value-type="percentage">
            <text:p>-2.8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table:formula="of:=1/(2*3.1416*[.B27]*[.$B$4])" office:value-type="float" office:value="459.320550993584" calcext:value-type="float">
            <text:p>459.320550993584</text:p>
          </table:table-cell>
          <table:table-cell table:formula="of:=ROUND([.C27]/[.$B$3])" office:value-type="float" office:value="12" calcext:value-type="float">
            <text:p>12</text:p>
          </table:table-cell>
          <table:table-cell table:style-name="ce1" table:formula="of:=1-[.C27]/([.D27]*[.$B$3])" office:value-type="percentage" office:value="0.0201161578803544" calcext:value-type="percentage">
            <text:p>2.01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1/(2*3.1416*[.B28]*[.$B$4])" office:value-type="float" office:value="438.442344130239" calcext:value-type="float">
            <text:p>438.442344130239</text:p>
          </table:table-cell>
          <table:table-cell table:formula="of:=ROUND([.C28]/[.$B$3])" office:value-type="float" office:value="11" calcext:value-type="float">
            <text:p>11</text:p>
          </table:table-cell>
          <table:table-cell table:style-name="ce1" table:formula="of:=1-[.C28]/([.D28]*[.$B$3])" office:value-type="percentage" office:value="-0.0203749099758295" calcext:value-type="percentage">
            <text:p>-2.04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table:formula="of:=1/(2*3.1416*[.B29]*[.$B$4])" office:value-type="float" office:value="419.379633515881" calcext:value-type="float">
            <text:p>419.379633515881</text:p>
          </table:table-cell>
          <table:table-cell table:formula="of:=ROUND([.C29]/[.$B$3])" office:value-type="float" office:value="11" calcext:value-type="float">
            <text:p>11</text:p>
          </table:table-cell>
          <table:table-cell table:style-name="ce1" table:formula="of:=1-[.C29]/([.D29]*[.$B$3])" office:value-type="percentage" office:value="0.023989216544859" calcext:value-type="percentage">
            <text:p>2.40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1/(2*3.1416*[.B30]*[.$B$4])" office:value-type="float" office:value="401.905482119386" calcext:value-type="float">
            <text:p>401.905482119386</text:p>
          </table:table-cell>
          <table:table-cell table:formula="of:=ROUND([.C30]/[.$B$3])" office:value-type="float" office:value="10" calcext:value-type="float">
            <text:p>10</text:p>
          </table:table-cell>
          <table:table-cell table:style-name="ce1" table:formula="of:=1-[.C30]/([.D30]*[.$B$3])" office:value-type="percentage" office:value="-0.0288780342256278" calcext:value-type="percentage">
            <text:p>-2.8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5" calcext:value-type="float">
            <text:p>12.5</text:p>
          </table:table-cell>
          <table:table-cell table:formula="of:=1/(2*3.1416*[.B31]*[.$B$4])" office:value-type="float" office:value="385.82926283461" calcext:value-type="float">
            <text:p>385.82926283461</text:p>
          </table:table-cell>
          <table:table-cell table:formula="of:=ROUND([.C31]/[.$B$3])" office:value-type="float" office:value="10" calcext:value-type="float">
            <text:p>10</text:p>
          </table:table-cell>
          <table:table-cell table:style-name="ce1" table:formula="of:=1-[.C31]/([.D31]*[.$B$3])" office:value-type="percentage" office:value="0.012277087143397" calcext:value-type="percentage">
            <text:p>1.2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1/(2*3.1416*[.B32]*[.$B$4])" office:value-type="float" office:value="370.98967580251" calcext:value-type="float">
            <text:p>370.98967580251</text:p>
          </table:table-cell>
          <table:table-cell table:formula="of:=ROUND([.C32]/[.$B$3])" office:value-type="float" office:value="9" calcext:value-type="float">
            <text:p>9</text:p>
          </table:table-cell>
          <table:table-cell table:style-name="ce1" table:formula="of:=1-[.C32]/([.D32]*[.$B$3])" office:value-type="percentage" office:value="-0.0552595222826953" calcext:value-type="percentage">
            <text:p>-5.5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table:formula="of:=1/(2*3.1416*[.B33]*[.$B$4])" office:value-type="float" office:value="357.249317439454" calcext:value-type="float">
            <text:p>357.249317439454</text:p>
          </table:table-cell>
          <table:table-cell table:formula="of:=ROUND([.C33]/[.$B$3])" office:value-type="float" office:value="9" calcext:value-type="float">
            <text:p>9</text:p>
          </table:table-cell>
          <table:table-cell table:style-name="ce1" table:formula="of:=1-[.C33]/([.D33]*[.$B$3])" office:value-type="percentage" office:value="-0.0161758362722251" calcext:value-type="percentage">
            <text:p>-1.62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1/(2*3.1416*[.B34]*[.$B$4])" office:value-type="float" office:value="344.490413245188" calcext:value-type="float">
            <text:p>344.490413245188</text:p>
          </table:table-cell>
          <table:table-cell table:formula="of:=ROUND([.C34]/[.$B$3])" office:value-type="float" office:value="9" calcext:value-type="float">
            <text:p>9</text:p>
          </table:table-cell>
          <table:table-cell table:style-name="ce1" table:formula="of:=1-[.C34]/([.D34]*[.$B$3])" office:value-type="percentage" office:value="0.0201161578803543" calcext:value-type="percentage">
            <text:p>2.01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.5" calcext:value-type="float">
            <text:p>14.5</text:p>
          </table:table-cell>
          <table:table-cell table:formula="of:=1/(2*3.1416*[.B35]*[.$B$4])" office:value-type="float" office:value="332.611433478112" calcext:value-type="float">
            <text:p>332.611433478112</text:p>
          </table:table-cell>
          <table:table-cell table:formula="of:=ROUND([.C35]/[.$B$3])" office:value-type="float" office:value="9" calcext:value-type="float">
            <text:p>9</text:p>
          </table:table-cell>
          <table:table-cell table:style-name="ce1" table:formula="of:=1-[.C35]/([.D35]*[.$B$3])" office:value-type="percentage" office:value="0.05390525588448" calcext:value-type="percentage">
            <text:p>5.3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1/(2*3.1416*[.B36]*[.$B$4])" office:value-type="float" office:value="321.524385695509" calcext:value-type="float">
            <text:p>321.524385695509</text:p>
          </table:table-cell>
          <table:table-cell table:formula="of:=ROUND([.C36]/[.$B$3])" office:value-type="float" office:value="8" calcext:value-type="float">
            <text:p>8</text:p>
          </table:table-cell>
          <table:table-cell table:style-name="ce1" table:formula="of:=1-[.C36]/([.D36]*[.$B$3])" office:value-type="percentage" office:value="-0.0288780342256278" calcext:value-type="percentage">
            <text:p>-2.8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.5" calcext:value-type="float">
            <text:p>15.5</text:p>
          </table:table-cell>
          <table:table-cell table:formula="of:=1/(2*3.1416*[.B37]*[.$B$4])" office:value-type="float" office:value="311.152631318234" calcext:value-type="float">
            <text:p>311.152631318234</text:p>
          </table:table-cell>
          <table:table-cell table:formula="of:=ROUND([.C37]/[.$B$3])" office:value-type="float" office:value="8" calcext:value-type="float">
            <text:p>8</text:p>
          </table:table-cell>
          <table:table-cell table:style-name="ce1" table:formula="of:=1-[.C37]/([.D37]*[.$B$3])" office:value-type="percentage" office:value="0.00431157978165031" calcext:value-type="percentage">
            <text:p>0.4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1/(2*3.1416*[.B38]*[.$B$4])" office:value-type="float" office:value="301.429111589539" calcext:value-type="float">
            <text:p>301.429111589539</text:p>
          </table:table-cell>
          <table:table-cell table:formula="of:=ROUND([.C38]/[.$B$3])" office:value-type="float" office:value="8" calcext:value-type="float">
            <text:p>8</text:p>
          </table:table-cell>
          <table:table-cell table:style-name="ce1" table:formula="of:=1-[.C38]/([.D38]*[.$B$3])" office:value-type="percentage" office:value="0.0354268429134738" calcext:value-type="percentage">
            <text:p>3.54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.5" calcext:value-type="float">
            <text:p>16.5</text:p>
          </table:table-cell>
          <table:table-cell table:formula="of:=1/(2*3.1416*[.B39]*[.$B$4])" office:value-type="float" office:value="292.294896086826" calcext:value-type="float">
            <text:p>292.294896086826</text:p>
          </table:table-cell>
          <table:table-cell table:formula="of:=ROUND([.C39]/[.$B$3])" office:value-type="float" office:value="7" calcext:value-type="float">
            <text:p>7</text:p>
          </table:table-cell>
          <table:table-cell table:style-name="ce1" table:formula="of:=1-[.C39]/([.D39]*[.$B$3])" office:value-type="percentage" office:value="-0.0689641914032499" calcext:value-type="percentage">
            <text:p>-6.90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1/(2*3.1416*[.B40]*[.$B$4])" office:value-type="float" office:value="283.69798737839" calcext:value-type="float">
            <text:p>283.69798737839</text:p>
          </table:table-cell>
          <table:table-cell table:formula="of:=ROUND([.C40]/[.$B$3])" office:value-type="float" office:value="7" calcext:value-type="float">
            <text:p>7</text:p>
          </table:table-cell>
          <table:table-cell table:style-name="ce1" table:formula="of:=1-[.C40]/([.D40]*[.$B$3])" office:value-type="percentage" office:value="-0.0375240681266835" calcext:value-type="percentage">
            <text:p>-3.75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.5" calcext:value-type="float">
            <text:p>17.5</text:p>
          </table:table-cell>
          <table:table-cell table:formula="of:=1/(2*3.1416*[.B41]*[.$B$4])" office:value-type="float" office:value="275.59233059615" calcext:value-type="float">
            <text:p>275.59233059615</text:p>
          </table:table-cell>
          <table:table-cell table:formula="of:=ROUND([.C41]/[.$B$3])" office:value-type="float" office:value="7" calcext:value-type="float">
            <text:p>7</text:p>
          </table:table-cell>
          <table:table-cell table:style-name="ce1" table:formula="of:=1-[.C41]/([.D41]*[.$B$3])" office:value-type="percentage" office:value="-0.00788052332306388" calcext:value-type="percentage">
            <text:p>-0.7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1/(2*3.1416*[.B42]*[.$B$4])" office:value-type="float" office:value="267.936988079591" calcext:value-type="float">
            <text:p>267.936988079591</text:p>
          </table:table-cell>
          <table:table-cell table:formula="of:=ROUND([.C42]/[.$B$3])" office:value-type="float" office:value="7" calcext:value-type="float">
            <text:p>7</text:p>
          </table:table-cell>
          <table:table-cell table:style-name="ce1" table:formula="of:=1-[.C42]/([.D42]*[.$B$3])" office:value-type="percentage" office:value="0.0201161578803544" calcext:value-type="percentage">
            <text:p>2.01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.5" calcext:value-type="float">
            <text:p>18.5</text:p>
          </table:table-cell>
          <table:table-cell table:formula="of:=1/(2*3.1416*[.B43]*[.$B$4])" office:value-type="float" office:value="260.695447861223" calcext:value-type="float">
            <text:p>260.695447861223</text:p>
          </table:table-cell>
          <table:table-cell table:formula="of:=ROUND([.C43]/[.$B$3])" office:value-type="float" office:value="7" calcext:value-type="float">
            <text:p>7</text:p>
          </table:table-cell>
          <table:table-cell table:style-name="ce1" table:formula="of:=1-[.C43]/([.D43]*[.$B$3])" office:value-type="percentage" office:value="0.0465995049646689" calcext:value-type="percentage">
            <text:p>4.66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1/(2*3.1416*[.B44]*[.$B$4])" office:value-type="float" office:value="253.83504133856" calcext:value-type="float">
            <text:p>253.83504133856</text:p>
          </table:table-cell>
          <table:table-cell table:formula="of:=ROUND([.C44]/[.$B$3])" office:value-type="float" office:value="6" calcext:value-type="float">
            <text:p>6</text:p>
          </table:table-cell>
          <table:table-cell table:style-name="ce1" table:formula="of:=1-[.C44]/([.D44]*[.$B$3])" office:value-type="percentage" office:value="-0.0830295097111873" calcext:value-type="percentage">
            <text:p>-8.30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.5" calcext:value-type="float">
            <text:p>19.5</text:p>
          </table:table-cell>
          <table:table-cell table:formula="of:=1/(2*3.1416*[.B45]*[.$B$4])" office:value-type="float" office:value="247.326450535007" calcext:value-type="float">
            <text:p>247.326450535007</text:p>
          </table:table-cell>
          <table:table-cell table:formula="of:=ROUND([.C45]/[.$B$3])" office:value-type="float" office:value="6" calcext:value-type="float">
            <text:p>6</text:p>
          </table:table-cell>
          <table:table-cell table:style-name="ce1" table:formula="of:=1-[.C45]/([.D45]*[.$B$3])" office:value-type="percentage" office:value="-0.0552595222826953" calcext:value-type="percentage">
            <text:p>-5.5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1/(2*3.1416*[.B46]*[.$B$4])" office:value-type="float" office:value="241.143289271632" calcext:value-type="float">
            <text:p>241.143289271632</text:p>
          </table:table-cell>
          <table:table-cell table:formula="of:=ROUND([.C46]/[.$B$3])" office:value-type="float" office:value="6" calcext:value-type="float">
            <text:p>6</text:p>
          </table:table-cell>
          <table:table-cell table:style-name="ce1" table:formula="of:=1-[.C46]/([.D46]*[.$B$3])" office:value-type="percentage" office:value="-0.0288780342256281" calcext:value-type="percentage">
            <text:p>-2.89%</text:p>
          </table:table-cell>
          <table:table-cell table:number-columns-repeated="12"/>
        </table:table-row>
        <table:table-row table:style-name="ro1" table:number-rows-repeated="9">
          <table:table-cell table:number-columns-repeated="17"/>
        </table:table-row>
        <table:table-row table:style-name="ro1">
          <table:table-cell table:formula="of:=16000000/(20*31)" office:value-type="float" office:value="25806.4516129032" calcext:value-type="float">
            <text:p>25806.4516129032</text:p>
          </table:table-cell>
          <table:table-cell table:formula="of:=[.A56]/2" office:value-type="float" office:value="12903.2258064516" calcext:value-type="float">
            <text:p>12903.2258064516</text:p>
          </table:table-cell>
          <table:table-cell table:number-columns-repeated="10"/>
          <table:table-cell table:style-name="ce2" office:value-type="string" calcext:value-type="string">
            <text:p>BPM calculation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office:value-type="string" calcext:value-type="string">
            <text:p>clock</text:p>
          </table:table-cell>
          <table:table-cell table:formula="of:=8000000/1024" office:value-type="float" office:value="7812.5" calcext:value-type="float">
            <text:p>781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C</text:p>
          </table:table-cell>
          <table:table-cell office:value-type="string" calcext:value-type="string">
            <text:p>Counter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formula="of:=[.$B$56]/[.B60]" office:value-type="float" office:value="12.6008064516129" calcext:value-type="float">
            <text:p>12.6008064516129</text:p>
          </table:table-cell>
          <table:table-cell table:formula="of:=[.C60]*2" office:value-type="float" office:value="25.2016129032258" calcext:value-type="float">
            <text:p>25.2016129032258</text:p>
          </table:table-cell>
          <table:table-cell/>
          <table:table-cell table:formula="of:=20*[.B60]/1024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bpm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OCRA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formula="of:=[.$B$56]/[.B61]" office:value-type="float" office:value="25.2016129032258" calcext:value-type="float">
            <text:p>25.2016129032258</text:p>
          </table:table-cell>
          <table:table-cell table:formula="of:=[.C61]*2" office:value-type="float" office:value="50.4032258064516" calcext:value-type="float">
            <text:p>50.4032258064516</text:p>
          </table:table-cell>
          <table:table-cell/>
          <table:table-cell table:formula="of:=20*[.B61]/1024" office:value-type="float" office:value="10" calcext:value-type="float">
            <text:p>10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table:formula="of:=[.M61]/60" office:value-type="float" office:value="3.33333333333333" calcext:value-type="float">
            <text:p>3.33333333333333</text:p>
          </table:table-cell>
          <table:table-cell table:formula="of:=[.$O$58]/[.N61]" office:value-type="float" office:value="2343.75" calcext:value-type="float">
            <text:p>2343.75</text:p>
          </table:table-cell>
          <table:table-cell table:style-name="ce1" table:formula="of:=1-(ROUND([.O61])/[.O61])" office:value-type="percentage" office:value="-0.000106666666666699" calcext:value-type="percentage">
            <text:p>-0.01%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$B$56]/[.B62]" office:value-type="float" office:value="129.032258064516" calcext:value-type="float">
            <text:p>129.032258064516</text:p>
          </table:table-cell>
          <table:table-cell table:formula="of:=[.C62]*2" office:value-type="float" office:value="258.064516129032" calcext:value-type="float">
            <text:p>258.064516129032</text:p>
          </table:table-cell>
          <table:table-cell/>
          <table:table-cell table:formula="of:=20*[.B62]/1024" office:value-type="float" office:value="1.953125" calcext:value-type="float">
            <text:p>1.953125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table:formula="of:=[.M62]/60" office:value-type="float" office:value="3" calcext:value-type="float">
            <text:p>3</text:p>
          </table:table-cell>
          <table:table-cell table:formula="of:=[.$O$58]/[.N62]" office:value-type="float" office:value="2604.16666666667" calcext:value-type="float">
            <text:p>2604.16666666667</text:p>
          </table:table-cell>
          <table:table-cell table:style-name="ce1" table:formula="of:=1-(ROUND([.O62])/[.O62])" office:value-type="percentage" office:value="0.000063999999999953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$B$56]/[.B63]" office:value-type="float" office:value="258.064516129032" calcext:value-type="float">
            <text:p>258.064516129032</text:p>
          </table:table-cell>
          <table:table-cell table:formula="of:=[.C63]*2" office:value-type="float" office:value="516.129032258065" calcext:value-type="float">
            <text:p>516.129032258065</text:p>
          </table:table-cell>
          <table:table-cell/>
          <table:table-cell table:formula="of:=20*[.B63]/1024" office:value-type="float" office:value="0.9765625" calcext:value-type="float">
            <text:p>0.9765625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 table:formula="of:=[.M63]/60" office:value-type="float" office:value="2.66666666666667" calcext:value-type="float">
            <text:p>2.66666666666667</text:p>
          </table:table-cell>
          <table:table-cell table:formula="of:=[.$O$58]/[.N63]" office:value-type="float" office:value="2929.6875" calcext:value-type="float">
            <text:p>2929.6875</text:p>
          </table:table-cell>
          <table:table-cell table:style-name="ce1" table:formula="of:=1-(ROUND([.O63])/[.O63])" office:value-type="percentage" office:value="-0.000106666666666699" calcext:value-type="percentage">
            <text:p>-0.01%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$B$56]/[.B64]" office:value-type="float" office:value="516.129032258065" calcext:value-type="float">
            <text:p>516.129032258065</text:p>
          </table:table-cell>
          <table:table-cell table:formula="of:=[.C64]*2" office:value-type="float" office:value="1032.25806451613" calcext:value-type="float">
            <text:p>1032.25806451613</text:p>
          </table:table-cell>
          <table:table-cell/>
          <table:table-cell table:formula="of:=20*[.B64]/1024" office:value-type="float" office:value="0.48828125" calcext:value-type="float">
            <text:p>0.48828125</text:p>
          </table:table-cell>
          <table:table-cell table:number-columns-repeated="6"/>
          <table:table-cell office:value-type="float" office:value="150" calcext:value-type="float">
            <text:p>150</text:p>
          </table:table-cell>
          <table:table-cell table:formula="of:=[.M64]/60" office:value-type="float" office:value="2.5" calcext:value-type="float">
            <text:p>2.5</text:p>
          </table:table-cell>
          <table:table-cell table:formula="of:=[.$O$58]/[.N64]" office:value-type="float" office:value="3125" calcext:value-type="float">
            <text:p>3125</text:p>
          </table:table-cell>
          <table:table-cell table:style-name="ce1" table:formula="of:=1-(ROUND([.O64])/[.O64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B$56]/[.B65]" office:value-type="float" office:value="4301.0752688172" calcext:value-type="float">
            <text:p>4301.0752688172</text:p>
          </table:table-cell>
          <table:table-cell table:formula="of:=[.C65]*2" office:value-type="float" office:value="8602.15053763441" calcext:value-type="float">
            <text:p>8602.15053763441</text:p>
          </table:table-cell>
          <table:table-cell/>
          <table:table-cell table:formula="of:=20*[.B65]/1024" office:value-type="float" office:value="0.05859375" calcext:value-type="float">
            <text:p>0.05859375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table:formula="of:=[.M65]/60" office:value-type="float" office:value="2" calcext:value-type="float">
            <text:p>2</text:p>
          </table:table-cell>
          <table:table-cell table:formula="of:=[.$O$58]/[.N65]" office:value-type="float" office:value="3906.25" calcext:value-type="float">
            <text:p>3906.25</text:p>
          </table:table-cell>
          <table:table-cell table:style-name="ce1" table:formula="of:=1-(ROUND([.O65])/[.O65])" office:value-type="percentage" office:value="0.000063999999999953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B$56]/[.B66]" office:value-type="float" office:value="6451.61290322581" calcext:value-type="float">
            <text:p>6451.61290322581</text:p>
          </table:table-cell>
          <table:table-cell table:formula="of:=[.C66]*2" office:value-type="float" office:value="12903.2258064516" calcext:value-type="float">
            <text:p>12903.2258064516</text:p>
          </table:table-cell>
          <table:table-cell/>
          <table:table-cell table:formula="of:=20*[.B66]/1024" office:value-type="float" office:value="0.0390625" calcext:value-type="float">
            <text:p>0.0390625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table:formula="of:=[.M66]/60" office:value-type="float" office:value="1" calcext:value-type="float">
            <text:p>1</text:p>
          </table:table-cell>
          <table:table-cell table:formula="of:=[.$O$58]/[.N66]" office:value-type="float" office:value="7812.5" calcext:value-type="float">
            <text:p>7812.5</text:p>
          </table:table-cell>
          <table:table-cell table:style-name="ce1" table:formula="of:=1-(ROUND([.O66])/[.O66])" office:value-type="percentage" office:value="-0.000064000000000064" calcext:value-type="percentage">
            <text:p>-0.01%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56]/[.B67]" office:value-type="float" office:value="12903.2258064516" calcext:value-type="float">
            <text:p>12903.2258064516</text:p>
          </table:table-cell>
          <table:table-cell table:formula="of:=[.C67]*2" office:value-type="float" office:value="25806.4516129032" calcext:value-type="float">
            <text:p>25806.4516129032</text:p>
          </table:table-cell>
          <table:table-cell/>
          <table:table-cell table:formula="of:=20*[.B67]/1024" office:value-type="float" office:value="0.01953125" calcext:value-type="float">
            <text:p>0.01953125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formula="of:=[.M67]/60" office:value-type="float" office:value="0.5" calcext:value-type="float">
            <text:p>0.5</text:p>
          </table:table-cell>
          <table:table-cell table:formula="of:=[.$O$58]/[.N67]" office:value-type="float" office:value="15625" calcext:value-type="float">
            <text:p>15625</text:p>
          </table:table-cell>
          <table:table-cell table:style-name="ce1" table:formula="of:=1-(ROUND([.O67])/[.O67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5"/>
          <table:table-cell table:formula="of:=200/60" office:value-type="float" office:value="3.33333333333333" calcext:value-type="float">
            <text:p>3.3333333333333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74]*(5/12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1" office:value-type="percentage" office:value="1" calcext:value-type="percentage">
            <text:p>100.00%</text:p>
          </table:table-cell>
          <table:table-cell table:formula="of:=5*[.A75]" office:value-type="float" office:value="5" calcext:value-type="float">
            <text:p>5</text:p>
          </table:table-cell>
          <table:table-cell table:formula="of:=(5.7*[.A75])-0.7" office:value-type="float" office:value="5" calcext:value-type="float">
            <text:p>5</text:p>
          </table:table-cell>
          <table:table-cell table:number-columns-repeated="4"/>
          <table:table-cell office:value-type="float" office:value="11.7" calcext:value-type="float">
            <text:p>11.7</text:p>
          </table:table-cell>
          <table:table-cell table:formula="of:=[.H75]*(5/12)" office:value-type="float" office:value="4.875" calcext:value-type="float">
            <text:p>4.875</text:p>
          </table:table-cell>
          <table:table-cell table:number-columns-repeated="8"/>
        </table:table-row>
        <table:table-row table:style-name="ro1">
          <table:table-cell table:style-name="ce1" office:value-type="percentage" office:value="0.5" calcext:value-type="percentage">
            <text:p>50.00%</text:p>
          </table:table-cell>
          <table:table-cell table:formula="of:=5*[.A76]" office:value-type="float" office:value="2.5" calcext:value-type="float">
            <text:p>2.5</text:p>
          </table:table-cell>
          <table:table-cell table:formula="of:=(5.7*[.A76])-0.7" office:value-type="float" office:value="2.15" calcext:value-type="float">
            <text:p>2.1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76]*(5/12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1" office:value-type="percentage" office:value="0.1" calcext:value-type="percentage">
            <text:p>10.00%</text:p>
          </table:table-cell>
          <table:table-cell table:formula="of:=5*[.A77]" office:value-type="float" office:value="0.5" calcext:value-type="float">
            <text:p>0.5</text:p>
          </table:table-cell>
          <table:table-cell table:formula="of:=(5.7*[.A77])-0.7" office:value-type="float" office:value="-0.13" calcext:value-type="float">
            <text:p>-0.13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77]*(5/12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1" office:value-type="percentage" office:value="1" calcext:value-type="percentage">
            <text:p>100.00%</text:p>
          </table:table-cell>
          <table:table-cell table:formula="of:=5*[.A78]" office:value-type="float" office:value="5" calcext:value-type="float">
            <text:p>5</text:p>
          </table:table-cell>
          <table:table-cell table:formula="of:=(5.7*[.A78])-0.7" office:value-type="float" office:value="5" calcext:value-type="float">
            <text:p>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78]*(5/12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1" office:value-type="percentage" office:value="1" calcext:value-type="percentage">
            <text:p>100.00%</text:p>
          </table:table-cell>
          <table:table-cell table:formula="of:=5*[.A79]" office:value-type="float" office:value="5" calcext:value-type="float">
            <text:p>5</text:p>
          </table:table-cell>
          <table:table-cell table:formula="of:=(5.7*[.A79])-0.7" office:value-type="float" office:value="5" calcext:value-type="float">
            <text:p>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79]*(5/12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1" office:value-type="percentage" office:value="1" calcext:value-type="percentage">
            <text:p>100.00%</text:p>
          </table:table-cell>
          <table:table-cell table:formula="of:=5*[.A80]" office:value-type="float" office:value="5" calcext:value-type="float">
            <text:p>5</text:p>
          </table:table-cell>
          <table:table-cell table:formula="of:=(5.7*[.A80])-0.7" office:value-type="float" office:value="5" calcext:value-type="float">
            <text:p>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80]*(5/12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0.7" calcext:value-type="float">
            <text:p>0.7</text:p>
          </table:table-cell>
          <table:table-cell table:formula="of:=[.H81]*(5/12)" office:value-type="float" office:value="0.291666666666667" calcext:value-type="float">
            <text:p>0.291666666666667</text:p>
          </table:table-cell>
          <table:table-cell table:number-columns-repeated="7"/>
          <table:table-cell table:formula="of:=10000/256" office:value-type="float" office:value="39.0625" calcext:value-type="float">
            <text:p>39.0625</text:p>
          </table:table-cell>
        </table:table-row>
        <table:table-row table:style-name="ro1">
          <table:table-cell table:number-columns-repeated="7"/>
          <table:table-cell office:value-type="float" office:value="0.1" calcext:value-type="float">
            <text:p>0.1</text:p>
          </table:table-cell>
          <table:table-cell table:formula="of:=[.H82]*(5/12)" office:value-type="float" office:value="0.0416666666666667" calcext:value-type="float">
            <text:p>0.041666666666667</text:p>
          </table:table-cell>
          <table:table-cell table:number-columns-repeated="8"/>
        </table:table-row>
        <table:table-row table:style-name="ro1" table:number-rows-repeated="1048493">
          <table:table-cell table:number-columns-repeated="17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table:formula="of:=[.H1048576]*(5/12)" office:value-type="float" office:value="5" calcext:value-type="float">
            <text:p>5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float" office:value="16000000" calcext:value-type="float">
            <text:p>16000000</text:p>
          </table:table-cell>
          <table:table-cell/>
          <table:table-cell office:value-type="string" calcext:value-type="string">
            <text:p>hz wanted</text:p>
          </table:table-cell>
          <table:table-cell table:number-columns-repeated="8"/>
        </table:table-row>
        <table:table-row table:style-name="ro1">
          <table:table-cell/>
          <table:table-cell table:formula="of:=[.A1]/256" office:value-type="float" office:value="62500" calcext:value-type="float">
            <text:p>62500</text:p>
          </table:table-cell>
          <table:table-cell office:value-type="float" office:value="1" calcext:value-type="float">
            <text:p>1</text:p>
          </table:table-cell>
          <table:table-cell table:formula="of:=[.$B$2]/[.C2]" office:value-type="float" office:value="62500" calcext:value-type="float">
            <text:p>62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table:formula="of:=[.$B$2]/[.C3]" office:value-type="float" office:value="3.125" calcext:value-type="float">
            <text:p>3.1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9999" calcext:value-type="float">
            <text:p>19999</text:p>
          </table:table-cell>
          <table:table-cell table:formula="of:=[.$B$2]/[.C4]" office:value-type="float" office:value="3.12515625781289" calcext:value-type="float">
            <text:p>3.125156257812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$B$2]/[.C5]" office:value-type="float" office:value="31.25" calcext:value-type="float">
            <text:p>31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$B$2]/[.C6]" office:value-type="float" office:value="62.5" calcext:value-type="float">
            <text:p>62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[.$B$2]/[.C7]" office:value-type="float" office:value="625" calcext:value-type="float">
            <text:p>625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$B$2]/[.C8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$B$2]/[.C9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.00033" calcext:value-type="float">
            <text:p>0.000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.00022" calcext:value-type="float">
            <text:p>0.00022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office:value-type="float" office:value="0.0001" calcext:value-type="float">
            <text:p>0.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0.000001" calcext:value-type="float">
            <text:p>1E-0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Half-cycle</text:p>
          </table:table-cell>
          <table:table-cell/>
          <table:table-cell office:value-type="string" calcext:value-type="string">
            <text:p>R for C1</text:p>
          </table:table-cell>
          <table:table-cell office:value-type="string" calcext:value-type="string">
            <text:p>R for C2</text:p>
          </table:table-cell>
          <table:table-cell table:style-name="ce2" office:value-type="string" calcext:value-type="string">
            <text:p>R for C3</text:p>
          </table:table-cell>
          <table:table-cell office:value-type="string" calcext:value-type="string">
            <text:p>R for C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1/[.A18])/2" office:value-type="float" office:value="0.025" calcext:value-type="float">
            <text:p>0.025</text:p>
          </table:table-cell>
          <table:table-cell/>
          <table:table-cell table:formula="of:=[.B18]/[.$B$12]" office:value-type="float" office:value="75.7575757575758" calcext:value-type="float">
            <text:p>75.7575757575758</text:p>
          </table:table-cell>
          <table:table-cell table:formula="of:=[.B18]/[.$B$13]" office:value-type="float" office:value="113.636363636364" calcext:value-type="float">
            <text:p>113.636363636364</text:p>
          </table:table-cell>
          <table:table-cell table:style-name="ce2" table:formula="of:=[.B18]/[.$B$14]" office:value-type="float" office:value="250" calcext:value-type="float">
            <text:p>250</text:p>
          </table:table-cell>
          <table:table-cell table:formula="of:=[.B18]/[.$B$15]" office:value-type="float" office:value="25000" calcext:value-type="float">
            <text:p>250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1/[.A19])/2" office:value-type="float" office:value="0.05" calcext:value-type="float">
            <text:p>0.05</text:p>
          </table:table-cell>
          <table:table-cell/>
          <table:table-cell table:formula="of:=[.B19]/[.$B$12]" office:value-type="float" office:value="151.515151515152" calcext:value-type="float">
            <text:p>151.515151515152</text:p>
          </table:table-cell>
          <table:table-cell table:formula="of:=[.B19]/[.$B$13]" office:value-type="float" office:value="227.272727272727" calcext:value-type="float">
            <text:p>227.272727272727</text:p>
          </table:table-cell>
          <table:table-cell table:style-name="ce2" table:formula="of:=[.B19]/[.$B$14]" office:value-type="float" office:value="500" calcext:value-type="float">
            <text:p>500</text:p>
          </table:table-cell>
          <table:table-cell table:formula="of:=[.B19]/[.$B$15]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/[.A20])/2" office:value-type="float" office:value="0.1" calcext:value-type="float">
            <text:p>0.1</text:p>
          </table:table-cell>
          <table:table-cell/>
          <table:table-cell table:formula="of:=[.B20]/[.$B$12]" office:value-type="float" office:value="303.030303030303" calcext:value-type="float">
            <text:p>303.030303030303</text:p>
          </table:table-cell>
          <table:table-cell table:formula="of:=[.B20]/[.$B$13]" office:value-type="float" office:value="454.545454545455" calcext:value-type="float">
            <text:p>454.545454545455</text:p>
          </table:table-cell>
          <table:table-cell table:style-name="ce2" table:formula="of:=[.B20]/[.$B$14]" office:value-type="float" office:value="1000" calcext:value-type="float">
            <text:p>1000</text:p>
          </table:table-cell>
          <table:table-cell table:formula="of:=[.B20]/[.$B$15]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1/[.A21])/2" office:value-type="float" office:value="0.5" calcext:value-type="float">
            <text:p>0.5</text:p>
          </table:table-cell>
          <table:table-cell/>
          <table:table-cell table:formula="of:=[.B21]/[.$B$12]" office:value-type="float" office:value="1515.15151515152" calcext:value-type="float">
            <text:p>1515.15151515152</text:p>
          </table:table-cell>
          <table:table-cell table:formula="of:=[.B21]/[.$B$13]" office:value-type="float" office:value="2272.72727272727" calcext:value-type="float">
            <text:p>2272.72727272727</text:p>
          </table:table-cell>
          <table:table-cell table:style-name="ce2" table:formula="of:=[.B21]/[.$B$14]" office:value-type="float" office:value="5000" calcext:value-type="float">
            <text:p>5000</text:p>
          </table:table-cell>
          <table:table-cell table:formula="of:=[.B21]/[.$B$15]" office:value-type="float" office:value="500000" calcext:value-type="float">
            <text:p>50000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(1/[.A22])/2" office:value-type="float" office:value="1" calcext:value-type="float">
            <text:p>1</text:p>
          </table:table-cell>
          <table:table-cell/>
          <table:table-cell table:formula="of:=[.B22]/[.$B$12]" office:value-type="float" office:value="3030.30303030303" calcext:value-type="float">
            <text:p>3030.30303030303</text:p>
          </table:table-cell>
          <table:table-cell table:formula="of:=[.B22]/[.$B$13]" office:value-type="float" office:value="4545.45454545455" calcext:value-type="float">
            <text:p>4545.45454545455</text:p>
          </table:table-cell>
          <table:table-cell table:style-name="ce2" table:formula="of:=[.B22]/[.$B$14]" office:value-type="float" office:value="10000" calcext:value-type="float">
            <text:p>10000</text:p>
          </table:table-cell>
          <table:table-cell table:formula="of:=[.B22]/[.$B$15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formula="of:=440*POWER(2;([.I32]-69)/12)" office:value-type="float" office:value="8.17579891564371" calcext:value-type="float">
            <text:p>8.17579891564371</text:p>
          </table:table-cell>
          <table:table-cell table:formula="of:=ROUND(62500/[.J32])" office:value-type="float" office:value="7645" calcext:value-type="float">
            <text:p>7645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440*POWER(2;([.I33]-69)/12)" office:value-type="float" office:value="8.66195721802725" calcext:value-type="float">
            <text:p>8.66195721802725</text:p>
          </table:table-cell>
          <table:table-cell table:formula="of:=ROUND(62500/[.J33])" office:value-type="float" office:value="7215" calcext:value-type="float">
            <text:p>7215</text:p>
          </table:table-cell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440*POWER(2;([.I34]-69)/12)" office:value-type="float" office:value="9.17702399741899" calcext:value-type="float">
            <text:p>9.17702399741899</text:p>
          </table:table-cell>
          <table:table-cell table:formula="of:=ROUND(62500/[.J34])" office:value-type="float" office:value="6810" calcext:value-type="float">
            <text:p>6810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440*POWER(2;([.I35]-69)/12)" office:value-type="float" office:value="9.72271824131503" calcext:value-type="float">
            <text:p>9.72271824131503</text:p>
          </table:table-cell>
          <table:table-cell table:formula="of:=ROUND(62500/[.J35])" office:value-type="float" office:value="6428" calcext:value-type="float">
            <text:p>6428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440*POWER(2;([.I36]-69)/12)" office:value-type="float" office:value="10.3008611535272" calcext:value-type="float">
            <text:p>10.3008611535272</text:p>
          </table:table-cell>
          <table:table-cell table:formula="of:=ROUND(62500/[.J36])" office:value-type="float" office:value="6067" calcext:value-type="float">
            <text:p>6067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440*POWER(2;([.I37]-69)/12)" office:value-type="float" office:value="10.9133822322814" calcext:value-type="float">
            <text:p>10.9133822322814</text:p>
          </table:table-cell>
          <table:table-cell table:formula="of:=ROUND(62500/[.J37])" office:value-type="float" office:value="5727" calcext:value-type="float">
            <text:p>5727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formula="of:=440*POWER(2;([.I38]-69)/12)" office:value-type="float" office:value="11.5623257097386" calcext:value-type="float">
            <text:p>11.5623257097386</text:p>
          </table:table-cell>
          <table:table-cell table:formula="of:=ROUND(62500/[.J38])" office:value-type="float" office:value="5405" calcext:value-type="float">
            <text:p>5405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formula="of:=440*POWER(2;([.I39]-69)/12)" office:value-type="float" office:value="12.2498573744297" calcext:value-type="float">
            <text:p>12.2498573744297</text:p>
          </table:table-cell>
          <table:table-cell table:formula="of:=ROUND(62500/[.J39])" office:value-type="float" office:value="5102" calcext:value-type="float">
            <text:p>5102</text:p>
          </table:table-cell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440*POWER(2;([.I40]-69)/12)" office:value-type="float" office:value="12.9782717993733" calcext:value-type="float">
            <text:p>12.9782717993733</text:p>
          </table:table-cell>
          <table:table-cell table:formula="of:=ROUND(62500/[.J40])" office:value-type="float" office:value="4816" calcext:value-type="float">
            <text:p>4816</text:p>
          </table:table-cell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formula="of:=440*POWER(2;([.I41]-69)/12)" office:value-type="float" office:value="13.75" calcext:value-type="float">
            <text:p>13.75</text:p>
          </table:table-cell>
          <table:table-cell table:formula="of:=ROUND(62500/[.J41])" office:value-type="float" office:value="4545" calcext:value-type="float">
            <text:p>4545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440*POWER(2;([.I42]-69)/12)" office:value-type="float" office:value="14.5676175474403" calcext:value-type="float">
            <text:p>14.5676175474403</text:p>
          </table:table-cell>
          <table:table-cell table:formula="of:=ROUND(62500/[.J42])" office:value-type="float" office:value="4290" calcext:value-type="float">
            <text:p>4290</text:p>
          </table:table-cell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formula="of:=440*POWER(2;([.I43]-69)/12)" office:value-type="float" office:value="15.4338531642539" calcext:value-type="float">
            <text:p>15.4338531642539</text:p>
          </table:table-cell>
          <table:table-cell table:formula="of:=ROUND(62500/[.J43])" office:value-type="float" office:value="4050" calcext:value-type="float">
            <text:p>4050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formula="of:=440*POWER(2;([.I44]-69)/12)" office:value-type="float" office:value="16.3515978312874" calcext:value-type="float">
            <text:p>16.3515978312874</text:p>
          </table:table-cell>
          <table:table-cell table:formula="of:=ROUND(62500/[.J44])" office:value-type="float" office:value="3822" calcext:value-type="float">
            <text:p>3822</text:p>
          </table:table-cell>
        </table:table-row>
        <table:table-row table:style-name="ro1">
          <table:table-cell table:number-columns-repeated="3"/>
          <table:table-cell table:formula="of:=62500/100" office:value-type="float" office:value="625" calcext:value-type="float">
            <text:p>625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440*POWER(2;([.I45]-69)/12)" office:value-type="float" office:value="17.3239144360545" calcext:value-type="float">
            <text:p>17.3239144360545</text:p>
          </table:table-cell>
          <table:table-cell table:formula="of:=ROUND(62500/[.J45])" office:value-type="float" office:value="3608" calcext:value-type="float">
            <text:p>3608</text:p>
          </table:table-cell>
        </table:table-row>
        <table:table-row table:style-name="ro1">
          <table:table-cell table:number-columns-repeated="3"/>
          <table:table-cell office:value-type="float" office:value="16000000" calcext:value-type="float">
            <text:p>16000000</text:p>
          </table:table-cell>
          <table:table-cell table:formula="of:=[.D46]/1024" office:value-type="float" office:value="15625" calcext:value-type="float">
            <text:p>15625</text:p>
          </table:table-cell>
          <table:table-cell table:formula="of:=[.E46]/80" office:value-type="float" office:value="195.3125" calcext:value-type="float">
            <text:p>195.312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440*POWER(2;([.I46]-69)/12)" office:value-type="float" office:value="18.354047994838" calcext:value-type="float">
            <text:p>18.354047994838</text:p>
          </table:table-cell>
          <table:table-cell table:formula="of:=ROUND(62500/[.J46])" office:value-type="float" office:value="3405" calcext:value-type="float">
            <text:p>3405</text:p>
          </table:table-cell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table:formula="of:=440*POWER(2;([.I47]-69)/12)" office:value-type="float" office:value="19.4454364826301" calcext:value-type="float">
            <text:p>19.4454364826301</text:p>
          </table:table-cell>
          <table:table-cell table:formula="of:=ROUND(62500/[.J47])" office:value-type="float" office:value="3214" calcext:value-type="float">
            <text:p>3214</text:p>
          </table:table-cell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table:formula="of:=440*POWER(2;([.I48]-69)/12)" office:value-type="float" office:value="20.6017223070544" calcext:value-type="float">
            <text:p>20.6017223070544</text:p>
          </table:table-cell>
          <table:table-cell table:formula="of:=ROUND(62500/[.J48])" office:value-type="float" office:value="3034" calcext:value-type="float">
            <text:p>3034</text:p>
          </table:table-cell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 table:formula="of:=440*POWER(2;([.I49]-69)/12)" office:value-type="float" office:value="21.8267644645627" calcext:value-type="float">
            <text:p>21.8267644645627</text:p>
          </table:table-cell>
          <table:table-cell table:formula="of:=ROUND(62500/[.J49])" office:value-type="float" office:value="2863" calcext:value-type="float">
            <text:p>2863</text:p>
          </table:table-cell>
        </table:table-row>
        <table:table-row table:style-name="ro1">
          <table:table-cell table:number-columns-repeated="8"/>
          <table:table-cell office:value-type="float" office:value="18" calcext:value-type="float">
            <text:p>18</text:p>
          </table:table-cell>
          <table:table-cell table:formula="of:=440*POWER(2;([.I50]-69)/12)" office:value-type="float" office:value="23.1246514194771" calcext:value-type="float">
            <text:p>23.1246514194771</text:p>
          </table:table-cell>
          <table:table-cell table:formula="of:=ROUND(62500/[.J50])" office:value-type="float" office:value="2703" calcext:value-type="float">
            <text:p>2703</text:p>
          </table:table-cell>
        </table:table-row>
        <table:table-row table:style-name="ro1">
          <table:table-cell table:number-columns-repeated="8"/>
          <table:table-cell office:value-type="float" office:value="19" calcext:value-type="float">
            <text:p>19</text:p>
          </table:table-cell>
          <table:table-cell table:formula="of:=440*POWER(2;([.I51]-69)/12)" office:value-type="float" office:value="24.4997147488593" calcext:value-type="float">
            <text:p>24.4997147488593</text:p>
          </table:table-cell>
          <table:table-cell table:formula="of:=ROUND(62500/[.J51])" office:value-type="float" office:value="2551" calcext:value-type="float">
            <text:p>2551</text:p>
          </table:table-cell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440*POWER(2;([.I52]-69)/12)" office:value-type="float" office:value="25.9565435987466" calcext:value-type="float">
            <text:p>25.9565435987466</text:p>
          </table:table-cell>
          <table:table-cell table:formula="of:=ROUND(62500/[.J52])" office:value-type="float" office:value="2408" calcext:value-type="float">
            <text:p>2408</text:p>
          </table:table-cell>
        </table:table-row>
        <table:table-row table:style-name="ro1">
          <table:table-cell table:number-columns-repeated="8"/>
          <table:table-cell office:value-type="float" office:value="21" calcext:value-type="float">
            <text:p>21</text:p>
          </table:table-cell>
          <table:table-cell table:formula="of:=440*POWER(2;([.I53]-69)/12)" office:value-type="float" office:value="27.5" calcext:value-type="float">
            <text:p>27.5</text:p>
          </table:table-cell>
          <table:table-cell table:formula="of:=ROUND(62500/[.J53])" office:value-type="float" office:value="2273" calcext:value-type="float">
            <text:p>2273</text:p>
          </table:table-cell>
        </table:table-row>
        <table:table-row table:style-name="ro1">
          <table:table-cell table:number-columns-repeated="8"/>
          <table:table-cell office:value-type="float" office:value="22" calcext:value-type="float">
            <text:p>22</text:p>
          </table:table-cell>
          <table:table-cell table:formula="of:=440*POWER(2;([.I54]-69)/12)" office:value-type="float" office:value="29.1352350948806" calcext:value-type="float">
            <text:p>29.1352350948806</text:p>
          </table:table-cell>
          <table:table-cell table:formula="of:=ROUND(62500/[.J54])" office:value-type="float" office:value="2145" calcext:value-type="float">
            <text:p>2145</text:p>
          </table:table-cell>
        </table:table-row>
        <table:table-row table:style-name="ro1">
          <table:table-cell table:number-columns-repeated="8"/>
          <table:table-cell office:value-type="float" office:value="23" calcext:value-type="float">
            <text:p>23</text:p>
          </table:table-cell>
          <table:table-cell table:formula="of:=440*POWER(2;([.I55]-69)/12)" office:value-type="float" office:value="30.8677063285077" calcext:value-type="float">
            <text:p>30.8677063285077</text:p>
          </table:table-cell>
          <table:table-cell table:formula="of:=ROUND(62500/[.J55])" office:value-type="float" office:value="2025" calcext:value-type="float">
            <text:p>2025</text:p>
          </table:table-cell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table:formula="of:=440*POWER(2;([.I56]-69)/12)" office:value-type="float" office:value="32.7031956625748" calcext:value-type="float">
            <text:p>32.7031956625748</text:p>
          </table:table-cell>
          <table:table-cell table:formula="of:=ROUND(62500/[.J56])" office:value-type="float" office:value="1911" calcext:value-type="float">
            <text:p>1911</text:p>
          </table:table-cell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table:formula="of:=440*POWER(2;([.I57]-69)/12)" office:value-type="float" office:value="34.647828872109" calcext:value-type="float">
            <text:p>34.647828872109</text:p>
          </table:table-cell>
          <table:table-cell table:formula="of:=ROUND(62500/[.J57])" office:value-type="float" office:value="1804" calcext:value-type="float">
            <text:p>1804</text:p>
          </table:table-cell>
        </table:table-row>
        <table:table-row table:style-name="ro1">
          <table:table-cell table:number-columns-repeated="8"/>
          <table:table-cell office:value-type="float" office:value="26" calcext:value-type="float">
            <text:p>26</text:p>
          </table:table-cell>
          <table:table-cell table:formula="of:=440*POWER(2;([.I58]-69)/12)" office:value-type="float" office:value="36.7080959896759" calcext:value-type="float">
            <text:p>36.7080959896759</text:p>
          </table:table-cell>
          <table:table-cell table:formula="of:=ROUND(62500/[.J58])" office:value-type="float" office:value="1703" calcext:value-type="float">
            <text:p>1703</text:p>
          </table:table-cell>
        </table:table-row>
        <table:table-row table:style-name="ro1">
          <table:table-cell table:number-columns-repeated="8"/>
          <table:table-cell office:value-type="float" office:value="27" calcext:value-type="float">
            <text:p>27</text:p>
          </table:table-cell>
          <table:table-cell table:formula="of:=440*POWER(2;([.I59]-69)/12)" office:value-type="float" office:value="38.8908729652601" calcext:value-type="float">
            <text:p>38.8908729652601</text:p>
          </table:table-cell>
          <table:table-cell table:formula="of:=ROUND(62500/[.J59])" office:value-type="float" office:value="1607" calcext:value-type="float">
            <text:p>1607</text:p>
          </table:table-cell>
        </table:table-row>
        <table:table-row table:style-name="ro1">
          <table:table-cell table:number-columns-repeated="8"/>
          <table:table-cell office:value-type="float" office:value="28" calcext:value-type="float">
            <text:p>28</text:p>
          </table:table-cell>
          <table:table-cell table:formula="of:=440*POWER(2;([.I60]-69)/12)" office:value-type="float" office:value="41.2034446141088" calcext:value-type="float">
            <text:p>41.2034446141088</text:p>
          </table:table-cell>
          <table:table-cell table:formula="of:=ROUND(62500/[.J60])" office:value-type="float" office:value="1517" calcext:value-type="float">
            <text:p>1517</text:p>
          </table:table-cell>
        </table:table-row>
        <table:table-row table:style-name="ro1">
          <table:table-cell table:number-columns-repeated="8"/>
          <table:table-cell office:value-type="float" office:value="29" calcext:value-type="float">
            <text:p>29</text:p>
          </table:table-cell>
          <table:table-cell table:formula="of:=440*POWER(2;([.I61]-69)/12)" office:value-type="float" office:value="43.6535289291255" calcext:value-type="float">
            <text:p>43.6535289291255</text:p>
          </table:table-cell>
          <table:table-cell table:formula="of:=ROUND(62500/[.J61])" office:value-type="float" office:value="1432" calcext:value-type="float">
            <text:p>1432</text:p>
          </table:table-cell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formula="of:=440*POWER(2;([.I62]-69)/12)" office:value-type="float" office:value="46.2493028389543" calcext:value-type="float">
            <text:p>46.2493028389543</text:p>
          </table:table-cell>
          <table:table-cell table:formula="of:=ROUND(62500/[.J62])" office:value-type="float" office:value="1351" calcext:value-type="float">
            <text:p>1351</text:p>
          </table:table-cell>
        </table:table-row>
        <table:table-row table:style-name="ro1">
          <table:table-cell office:value-type="string" calcext:value-type="string">
            <text:p>C1 uf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table:formula="of:=440*POWER(2;([.I63]-69)/12)" office:value-type="float" office:value="48.9994294977187" calcext:value-type="float">
            <text:p>48.9994294977187</text:p>
          </table:table-cell>
          <table:table-cell table:formula="of:=ROUND(62500/[.J63])" office:value-type="float" office:value="1276" calcext:value-type="float">
            <text:p>127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formula="of:=[.B63]/1000000" office:value-type="float" office:value="0.0001" calcext:value-type="float">
            <text:p>0.0001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table:formula="of:=440*POWER(2;([.I64]-69)/12)" office:value-type="float" office:value="51.9130871974931" calcext:value-type="float">
            <text:p>51.9130871974931</text:p>
          </table:table-cell>
          <table:table-cell table:formula="of:=ROUND(62500/[.J64])" office:value-type="float" office:value="1204" calcext:value-type="float">
            <text:p>1204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440*POWER(2;([.I65]-69)/12)" office:value-type="float" office:value="55" calcext:value-type="float">
            <text:p>55</text:p>
          </table:table-cell>
          <table:table-cell table:formula="of:=ROUND(62500/[.J65])"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 table:formula="of:=440*POWER(2;([.I66]-69)/12)" office:value-type="float" office:value="58.2704701897612" calcext:value-type="float">
            <text:p>58.2704701897612</text:p>
          </table:table-cell>
          <table:table-cell table:formula="of:=ROUND(62500/[.J66])" office:value-type="float" office:value="1073" calcext:value-type="float">
            <text:p>1073</text:p>
          </table:table-cell>
        </table:table-row>
        <table:table-row table:style-name="ro1">
          <table:table-cell table:number-columns-repeated="8"/>
          <table:table-cell office:value-type="float" office:value="35" calcext:value-type="float">
            <text:p>35</text:p>
          </table:table-cell>
          <table:table-cell table:formula="of:=440*POWER(2;([.I67]-69)/12)" office:value-type="float" office:value="61.7354126570155" calcext:value-type="float">
            <text:p>61.7354126570155</text:p>
          </table:table-cell>
          <table:table-cell table:formula="of:=ROUND(62500/[.J67])"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style-name="ce3" table:formula="of:=1/(2*3.1416*[.B117]*[.$B$64114])" office:value-type="string" office:string-value="" calcext:value-type="error">
            <text:p>#DIV/0!</text:p>
          </table:table-cell>
          <table:table-cell table:style-name="ce3" table:formula="of:=1/(2*3.1416*[.C65]*[.$B$64])" office:value-type="float" office:value="1591.54570919277" calcext:value-type="float">
            <text:p>1592</text:p>
          </table:table-cell>
          <table:table-cell table:style-name="ce3" table:formula="of:=1/(2*3.1416*[.D65]*[.$B$64])" office:value-type="float" office:value="318.309141838554" calcext:value-type="float">
            <text:p>318</text:p>
          </table:table-cell>
          <table:table-cell table:style-name="ce3" table:formula="of:=1/(2*3.1416*[.E65]*[.$B$64])" office:value-type="float" office:value="159.154570919277" calcext:value-type="float">
            <text:p>159</text:p>
          </table:table-cell>
          <table:table-cell table:style-name="ce3" table:formula="of:=1/(2*3.1416*[.F65]*[.$B$64])" office:value-type="float" office:value="79.5772854596384" calcext:value-type="float">
            <text:p>8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440*POWER(2;([.I68]-69)/12)" office:value-type="float" office:value="65.4063913251497" calcext:value-type="float">
            <text:p>65.4063913251497</text:p>
          </table:table-cell>
          <table:table-cell table:formula="of:=ROUND(62500/[.J68])" office:value-type="float" office:value="956" calcext:value-type="float">
            <text:p>956</text:p>
          </table:table-cell>
        </table:table-row>
        <table:table-row table:style-name="ro1">
          <table:table-cell table:number-columns-repeated="8"/>
          <table:table-cell office:value-type="float" office:value="37" calcext:value-type="float">
            <text:p>37</text:p>
          </table:table-cell>
          <table:table-cell table:formula="of:=440*POWER(2;([.I69]-69)/12)" office:value-type="float" office:value="69.295657744218" calcext:value-type="float">
            <text:p>69.295657744218</text:p>
          </table:table-cell>
          <table:table-cell table:formula="of:=ROUND(62500/[.J69])" office:value-type="float" office:value="902" calcext:value-type="float">
            <text:p>902</text:p>
          </table:table-cell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formula="of:=440*POWER(2;([.I70]-69)/12)" office:value-type="float" office:value="73.4161919793519" calcext:value-type="float">
            <text:p>73.4161919793519</text:p>
          </table:table-cell>
          <table:table-cell table:formula="of:=ROUND(62500/[.J70])" office:value-type="float" office:value="851" calcext:value-type="float">
            <text:p>851</text:p>
          </table:table-cell>
        </table:table-row>
        <table:table-row table:style-name="ro1">
          <table:table-cell table:number-columns-repeated="8"/>
          <table:table-cell office:value-type="float" office:value="39" calcext:value-type="float">
            <text:p>39</text:p>
          </table:table-cell>
          <table:table-cell table:formula="of:=440*POWER(2;([.I71]-69)/12)" office:value-type="float" office:value="77.7817459305202" calcext:value-type="float">
            <text:p>77.7817459305202</text:p>
          </table:table-cell>
          <table:table-cell table:formula="of:=ROUND(62500/[.J71])" office:value-type="float" office:value="804" calcext:value-type="float">
            <text:p>804</text:p>
          </table:table-cell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formula="of:=440*POWER(2;([.I72]-69)/12)" office:value-type="float" office:value="82.4068892282175" calcext:value-type="float">
            <text:p>82.4068892282175</text:p>
          </table:table-cell>
          <table:table-cell table:formula="of:=ROUND(62500/[.J72])" office:value-type="float" office:value="758" calcext:value-type="float">
            <text:p>758</text:p>
          </table:table-cell>
        </table:table-row>
        <table:table-row table:style-name="ro1">
          <table:table-cell table:number-columns-repeated="8"/>
          <table:table-cell office:value-type="float" office:value="41" calcext:value-type="float">
            <text:p>41</text:p>
          </table:table-cell>
          <table:table-cell table:formula="of:=440*POWER(2;([.I73]-69)/12)" office:value-type="float" office:value="87.307057858251" calcext:value-type="float">
            <text:p>87.307057858251</text:p>
          </table:table-cell>
          <table:table-cell table:formula="of:=ROUND(62500/[.J73])" office:value-type="float" office:value="716" calcext:value-type="float">
            <text:p>7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imer count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440*POWER(2;([.I74]-69)/12)" office:value-type="float" office:value="92.4986056779086" calcext:value-type="float">
            <text:p>92.4986056779086</text:p>
          </table:table-cell>
          <table:table-cell table:formula="of:=ROUND(62500/[.J74])" office:value-type="float" office:value="676" calcext:value-type="float">
            <text:p>6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z</text:p>
          </table:table-cell>
          <table:table-cell office:value-type="string" calcext:value-type="string">
            <text:p>counter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440*POWER(2;([.I75]-69)/12)" office:value-type="float" office:value="97.9988589954373" calcext:value-type="float">
            <text:p>97.9988589954373</text:p>
          </table:table-cell>
          <table:table-cell table:formula="of:=ROUND(62500/[.J75])"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formula="of:=[.$F$74]/(2*[.E76])" office:value-type="float" office:value="504" calcext:value-type="float">
            <text:p>50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440*POWER(2;([.I76]-69)/12)" office:value-type="float" office:value="103.826174394986" calcext:value-type="float">
            <text:p>103.826174394986</text:p>
          </table:table-cell>
          <table:table-cell table:formula="of:=ROUND(62500/[.J76])"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formula="of:=[.B76]"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F$74]/(2*[.E77])" office:value-type="float" office:value="252" calcext:value-type="float">
            <text:p>25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440*POWER(2;([.I77]-69)/12)" office:value-type="float" office:value="110" calcext:value-type="float">
            <text:p>110</text:p>
          </table:table-cell>
          <table:table-cell table:formula="of:=ROUND(62500/[.J77])"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F$74]/(2*[.E78])" office:value-type="float" office:value="126" calcext:value-type="float">
            <text:p>12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440*POWER(2;([.I78]-69)/12)" office:value-type="float" office:value="116.540940379522" calcext:value-type="float">
            <text:p>116.540940379522</text:p>
          </table:table-cell>
          <table:table-cell table:formula="of:=ROUND(62500/[.J78])" office:value-type="float" office:value="536" calcext:value-type="float">
            <text:p>536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$F$74]/(2*[.E79])" office:value-type="float" office:value="84" calcext:value-type="float">
            <text:p>8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440*POWER(2;([.I79]-69)/12)" office:value-type="float" office:value="123.470825314031" calcext:value-type="float">
            <text:p>123.470825314031</text:p>
          </table:table-cell>
          <table:table-cell table:formula="of:=ROUND(62500/[.J79])"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Gain:</text:p>
          </table:table-cell>
          <table:table-cell table:formula="of:=(1/((1/[.B77])+(1/[.B78])))/[.B76]" office:value-type="float" office:value="0.998003992015968" calcext:value-type="float">
            <text:p>0.99800399201596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F$74]/(2*[.E80])" office:value-type="float" office:value="63" calcext:value-type="float">
            <text:p>6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440*POWER(2;([.I80]-69)/12)" office:value-type="float" office:value="130.812782650299" calcext:value-type="float">
            <text:p>130.812782650299</text:p>
          </table:table-cell>
          <table:table-cell table:formula="of:=ROUND(62500/[.J80])" office:value-type="float" office:value="478" calcext:value-type="float">
            <text:p>478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$F$74]/(2*[.E81])" office:value-type="float" office:value="50.4" calcext:value-type="float">
            <text:p>50.4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440*POWER(2;([.I81]-69)/12)" office:value-type="float" office:value="138.591315488436" calcext:value-type="float">
            <text:p>138.591315488436</text:p>
          </table:table-cell>
          <table:table-cell table:formula="of:=ROUND(62500/[.J81])" office:value-type="float" office:value="451" calcext:value-type="float">
            <text:p>451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$F$74]/(2*[.E82])" office:value-type="float" office:value="42" calcext:value-type="float">
            <text:p>4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440*POWER(2;([.I82]-69)/12)" office:value-type="float" office:value="146.832383958704" calcext:value-type="float">
            <text:p>146.832383958704</text:p>
          </table:table-cell>
          <table:table-cell table:formula="of:=ROUND(62500/[.J82])" office:value-type="float" office:value="426" calcext:value-type="float">
            <text:p>426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$F$74]/(2*[.E83])" office:value-type="float" office:value="36" calcext:value-type="float">
            <text:p>36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440*POWER(2;([.I83]-69)/12)" office:value-type="float" office:value="155.56349186104" calcext:value-type="float">
            <text:p>155.56349186104</text:p>
          </table:table-cell>
          <table:table-cell table:formula="of:=ROUND(62500/[.J83])" office:value-type="float" office:value="402" calcext:value-type="float">
            <text:p>402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$F$74]/(2*[.E84])" office:value-type="float" office:value="31.5" calcext:value-type="float">
            <text:p>31.5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440*POWER(2;([.I84]-69)/12)" office:value-type="float" office:value="164.813778456435" calcext:value-type="float">
            <text:p>164.813778456435</text:p>
          </table:table-cell>
          <table:table-cell table:formula="of:=ROUND(62500/[.J84])" office:value-type="float" office:value="379" calcext:value-type="float">
            <text:p>379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$F$74]/(2*[.E85])" office:value-type="float" office:value="28" calcext:value-type="float">
            <text:p>28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440*POWER(2;([.I85]-69)/12)" office:value-type="float" office:value="174.614115716502" calcext:value-type="float">
            <text:p>174.614115716502</text:p>
          </table:table-cell>
          <table:table-cell table:formula="of:=ROUND(62500/[.J85])" office:value-type="float" office:value="358" calcext:value-type="float">
            <text:p>358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$F$74]/(2*[.E86])" office:value-type="float" office:value="25.2" calcext:value-type="float">
            <text:p>25.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440*POWER(2;([.I86]-69)/12)" office:value-type="float" office:value="184.997211355817" calcext:value-type="float">
            <text:p>184.997211355817</text:p>
          </table:table-cell>
          <table:table-cell table:formula="of:=ROUND(62500/[.J86])" office:value-type="float" office:value="338" calcext:value-type="float">
            <text:p>338</text:p>
          </table:table-cell>
        </table:table-row>
        <table:table-row table:style-name="ro1">
          <table:table-cell/>
          <table:table-cell table:formula="of:=16000000/1024" office:value-type="float" office:value="15625" calcext:value-type="float">
            <text:p>1562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F$74]/(2*[.E87])" office:value-type="float" office:value="22.9090909090909" calcext:value-type="float">
            <text:p>22.90909090909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440*POWER(2;([.I87]-69)/12)" office:value-type="float" office:value="195.997717990875" calcext:value-type="float">
            <text:p>195.997717990875</text:p>
          </table:table-cell>
          <table:table-cell table:formula="of:=ROUND(62500/[.J87])" office:value-type="float" office:value="319" calcext:value-type="float">
            <text:p>319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$F$74]/(2*[.E88])" office:value-type="float" office:value="21" calcext:value-type="float">
            <text:p>2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440*POWER(2;([.I88]-69)/12)" office:value-type="float" office:value="207.652348789973" calcext:value-type="float">
            <text:p>207.652348789973</text:p>
          </table:table-cell>
          <table:table-cell table:formula="of:=ROUND(62500/[.J88])"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[.$B$87]/[.B89]" office:value-type="float" office:value="80.1282051282051" calcext:value-type="float">
            <text:p>80.128205128205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F$74]/(2*[.E89])" office:value-type="float" office:value="19.3846153846154" calcext:value-type="float">
            <text:p>19.3846153846154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440*POWER(2;([.I89]-69)/12)" office:value-type="float" office:value="220" calcext:value-type="float">
            <text:p>220</text:p>
          </table:table-cell>
          <table:table-cell table:formula="of:=ROUND(62500/[.J89])"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[.$B$87]/[.B90]" office:value-type="float" office:value="79.7193877551021" calcext:value-type="float">
            <text:p>79.71938775510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F$74]/(2*[.E90])"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formula="of:=80/[.G90]/2" office:value-type="float" office:value="0.5" calcext:value-type="float">
            <text:p>0.5</text:p>
          </table:table-cell>
          <table:table-cell office:value-type="float" office:value="58" calcext:value-type="float">
            <text:p>58</text:p>
          </table:table-cell>
          <table:table-cell table:formula="of:=440*POWER(2;([.I90]-69)/12)" office:value-type="float" office:value="233.081880759045" calcext:value-type="float">
            <text:p>233.081880759045</text:p>
          </table:table-cell>
          <table:table-cell table:formula="of:=ROUND(62500/[.J90])"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[.$B$87]/[.B91]" office:value-type="float" office:value="79.3147208121827" calcext:value-type="float">
            <text:p>79.314720812182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F$74]/(2*[.E91])"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table:formula="of:=80/[.G91]/2" office:value-type="float" office:value="0.666666666666667" calcext:value-type="float">
            <text:p>0.666666666666667</text:p>
          </table:table-cell>
          <table:table-cell office:value-type="float" office:value="59" calcext:value-type="float">
            <text:p>59</text:p>
          </table:table-cell>
          <table:table-cell table:formula="of:=440*POWER(2;([.I91]-69)/12)" office:value-type="float" office:value="246.941650628062" calcext:value-type="float">
            <text:p>246.941650628062</text:p>
          </table:table-cell>
          <table:table-cell table:formula="of:=ROUND(62500/[.J91])"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[.$B$87]/[.B92]" office:value-type="float" office:value="78.9141414141414" calcext:value-type="float">
            <text:p>78.914141414141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F$74]/(2*[.E92])" office:value-type="float" office:value="15.75" calcext:value-type="float">
            <text:p>15.75</text:p>
          </table:table-cell>
          <table:table-cell office:value-type="float" office:value="40" calcext:value-type="float">
            <text:p>40</text:p>
          </table:table-cell>
          <table:table-cell table:formula="of:=80/[.G92]/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440*POWER(2;([.I92]-69)/12)" office:value-type="float" office:value="261.625565300599" calcext:value-type="float">
            <text:p>261.625565300599</text:p>
          </table:table-cell>
          <table:table-cell table:formula="of:=ROUND(62500/[.J92])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[.$B$87]/[.B93]" office:value-type="float" office:value="78.5175879396985" calcext:value-type="float">
            <text:p>78.517587939698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F$74]/(2*[.E93])" office:value-type="float" office:value="14.8235294117647" calcext:value-type="float">
            <text:p>14.8235294117647</text:p>
          </table:table-cell>
          <table:table-cell office:value-type="float" office:value="20" calcext:value-type="float">
            <text:p>20</text:p>
          </table:table-cell>
          <table:table-cell table:formula="of:=80/[.G93]/2"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formula="of:=440*POWER(2;([.I93]-69)/12)" office:value-type="float" office:value="277.182630976872" calcext:value-type="float">
            <text:p>277.182630976872</text:p>
          </table:table-cell>
          <table:table-cell table:formula="of:=ROUND(62500/[.J93])"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$B$87]/[.B94]" office:value-type="float" office:value="78.125" calcext:value-type="float">
            <text:p>78.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$F$74]/(2*[.E94])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80/[.G94]/2" office:value-type="float" office:value="2.66666666666667" calcext:value-type="float">
            <text:p>2.66666666666667</text:p>
          </table:table-cell>
          <table:table-cell office:value-type="float" office:value="62" calcext:value-type="float">
            <text:p>62</text:p>
          </table:table-cell>
          <table:table-cell table:formula="of:=440*POWER(2;([.I94]-69)/12)" office:value-type="float" office:value="293.664767917408" calcext:value-type="float">
            <text:p>293.664767917408</text:p>
          </table:table-cell>
          <table:table-cell table:formula="of:=ROUND(62500/[.J94])"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[.$B$87]/[.B95]" office:value-type="float" office:value="77.7363184079602" calcext:value-type="float">
            <text:p>77.736318407960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F$74]/(2*[.E95])" office:value-type="float" office:value="13.2631578947368" calcext:value-type="float">
            <text:p>13.2631578947368</text:p>
          </table:table-cell>
          <table:table-cell office:value-type="float" office:value="14" calcext:value-type="float">
            <text:p>14</text:p>
          </table:table-cell>
          <table:table-cell table:formula="of:=80/[.G95]/2" office:value-type="float" office:value="2.85714285714286" calcext:value-type="float">
            <text:p>2.85714285714286</text:p>
          </table:table-cell>
          <table:table-cell office:value-type="float" office:value="63" calcext:value-type="float">
            <text:p>63</text:p>
          </table:table-cell>
          <table:table-cell table:formula="of:=440*POWER(2;([.I95]-69)/12)" office:value-type="float" office:value="311.126983722081" calcext:value-type="float">
            <text:p>311.126983722081</text:p>
          </table:table-cell>
          <table:table-cell table:formula="of:=ROUND(62500/[.J95])"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[.$B$87]/[.B96]" office:value-type="float" office:value="77.3514851485149" calcext:value-type="float">
            <text:p>77.351485148514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F$74]/(2*[.E96])" office:value-type="float" office:value="12.6" calcext:value-type="float">
            <text:p>12.6</text:p>
          </table:table-cell>
          <table:table-cell office:value-type="float" office:value="4" calcext:value-type="float">
            <text:p>4</text:p>
          </table:table-cell>
          <table:table-cell table:formula="of:=80/[.G96]/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formula="of:=440*POWER(2;([.I96]-69)/12)" office:value-type="float" office:value="329.62755691287" calcext:value-type="float">
            <text:p>329.62755691287</text:p>
          </table:table-cell>
          <table:table-cell table:formula="of:=ROUND(62500/[.J96])"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[.$B$87]/[.B97]" office:value-type="float" office:value="76.9704433497537" calcext:value-type="float">
            <text:p>76.9704433497537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$F$74]/(2*[.E97]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80/[.G97]/2" office:value-type="float" office:value="13.3333333333333" calcext:value-type="float">
            <text:p>13.3333333333333</text:p>
          </table:table-cell>
          <table:table-cell office:value-type="float" office:value="65" calcext:value-type="float">
            <text:p>65</text:p>
          </table:table-cell>
          <table:table-cell table:formula="of:=440*POWER(2;([.I97]-69)/12)" office:value-type="float" office:value="349.228231433004" calcext:value-type="float">
            <text:p>349.228231433004</text:p>
          </table:table-cell>
          <table:table-cell table:formula="of:=ROUND(62500/[.J97]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[.$B$87]/[.B98]" office:value-type="float" office:value="76.593137254902" calcext:value-type="float">
            <text:p>76.59313725490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$F$74]/(2*[.E98])" office:value-type="float" office:value="11.4545454545455" calcext:value-type="float">
            <text:p>11.4545454545455</text:p>
          </table:table-cell>
          <table:table-cell office:value-type="float" office:value="2" calcext:value-type="float">
            <text:p>2</text:p>
          </table:table-cell>
          <table:table-cell table:formula="of:=80/[.G98]/2"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table:formula="of:=440*POWER(2;([.I98]-69)/12)" office:value-type="float" office:value="369.994422711634" calcext:value-type="float">
            <text:p>369.994422711634</text:p>
          </table:table-cell>
          <table:table-cell table:formula="of:=ROUND(62500/[.J98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[.$B$87]/[.B99]" office:value-type="float" office:value="76.219512195122" calcext:value-type="float">
            <text:p>76.21951219512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$F$74]/(2*[.E99])" office:value-type="float" office:value="10.9565217391304" calcext:value-type="float">
            <text:p>10.9565217391304</text:p>
          </table:table-cell>
          <table:table-cell office:value-type="float" office:value="1" calcext:value-type="float">
            <text:p>1</text:p>
          </table:table-cell>
          <table:table-cell table:formula="of:=80/[.G99]/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table:formula="of:=440*POWER(2;([.I99]-69)/12)" office:value-type="float" office:value="391.995435981749" calcext:value-type="float">
            <text:p>391.995435981749</text:p>
          </table:table-cell>
          <table:table-cell table:formula="of:=ROUND(62500/[.J99])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[.$B$87]/[.B100]" office:value-type="float" office:value="75.8495145631068" calcext:value-type="float">
            <text:p>75.849514563106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F$74]/(2*[.E100])" office:value-type="float" office:value="10.5" calcext:value-type="float">
            <text:p>10.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440*POWER(2;([.I100]-69)/12)" office:value-type="float" office:value="415.304697579945" calcext:value-type="float">
            <text:p>415.304697579945</text:p>
          </table:table-cell>
          <table:table-cell table:formula="of:=ROUND(62500/[.J100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[.$B$87]/[.B101]" office:value-type="float" office:value="75.4830917874396" calcext:value-type="float">
            <text:p>75.483091787439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F$74]/(2*[.E101])" office:value-type="float" office:value="10.08" calcext:value-type="float">
            <text:p>10.08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440*POWER(2;([.I101]-69)/12)" office:value-type="float" office:value="440" calcext:value-type="float">
            <text:p>440</text:p>
          </table:table-cell>
          <table:table-cell table:formula="of:=ROUND(62500/[.J101])"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[.$B$87]/[.B102]" office:value-type="float" office:value="75.1201923076923" calcext:value-type="float">
            <text:p>75.1201923076923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formula="of:=440*POWER(2;([.I102]-69)/12)" office:value-type="float" office:value="466.16376151809" calcext:value-type="float">
            <text:p>466.16376151809</text:p>
          </table:table-cell>
          <table:table-cell table:formula="of:=ROUND(62500/[.J102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[.$B$87]/[.B103]" office:value-type="float" office:value="74.7607655502392" calcext:value-type="float">
            <text:p>74.7607655502392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formula="of:=440*POWER(2;([.I103]-69)/12)" office:value-type="float" office:value="493.883301256124" calcext:value-type="float">
            <text:p>493.883301256124</text:p>
          </table:table-cell>
          <table:table-cell table:formula="of:=ROUND(62500/[.J103])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$B$87]/[.B104]" office:value-type="float" office:value="504.032258064516" calcext:value-type="float">
            <text:p>504.032258064516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formula="of:=440*POWER(2;([.I104]-69)/12)" office:value-type="float" office:value="523.251130601197" calcext:value-type="float">
            <text:p>523.251130601197</text:p>
          </table:table-cell>
          <table:table-cell table:formula="of:=ROUND(62500/[.J104])" office:value-type="float" office:value="119" calcext:value-type="float">
            <text:p>119</text:p>
          </table:table-cell>
        </table:table-row>
        <table:table-row table:style-name="ro1">
          <table:table-cell table:number-columns-repeated="8"/>
          <table:table-cell office:value-type="float" office:value="73" calcext:value-type="float">
            <text:p>73</text:p>
          </table:table-cell>
          <table:table-cell table:formula="of:=440*POWER(2;([.I105]-69)/12)" office:value-type="float" office:value="554.365261953744" calcext:value-type="float">
            <text:p>554.365261953744</text:p>
          </table:table-cell>
          <table:table-cell table:formula="of:=ROUND(62500/[.J105])" office:value-type="float" office:value="113" calcext:value-type="float">
            <text:p>113</text:p>
          </table:table-cell>
        </table:table-row>
        <table:table-row table:style-name="ro1">
          <table:table-cell table:number-columns-repeated="8"/>
          <table:table-cell office:value-type="float" office:value="74" calcext:value-type="float">
            <text:p>74</text:p>
          </table:table-cell>
          <table:table-cell table:formula="of:=440*POWER(2;([.I106]-69)/12)" office:value-type="float" office:value="587.329535834815" calcext:value-type="float">
            <text:p>587.329535834815</text:p>
          </table:table-cell>
          <table:table-cell table:formula="of:=ROUND(62500/[.J106])" office:value-type="float" office:value="106" calcext:value-type="float">
            <text:p>106</text:p>
          </table:table-cell>
        </table:table-row>
        <table:table-row table:style-name="ro1">
          <table:table-cell table:number-columns-repeated="8"/>
          <table:table-cell office:value-type="float" office:value="75" calcext:value-type="float">
            <text:p>75</text:p>
          </table:table-cell>
          <table:table-cell table:formula="of:=440*POWER(2;([.I107]-69)/12)" office:value-type="float" office:value="622.253967444162" calcext:value-type="float">
            <text:p>622.253967444162</text:p>
          </table:table-cell>
          <table:table-cell table:formula="of:=ROUND(62500/[.J107])" office:value-type="float" office:value="100" calcext:value-type="float">
            <text:p>100</text:p>
          </table:table-cell>
        </table:table-row>
        <table:table-row table:style-name="ro1">
          <table:table-cell table:number-columns-repeated="8"/>
          <table:table-cell office:value-type="float" office:value="76" calcext:value-type="float">
            <text:p>76</text:p>
          </table:table-cell>
          <table:table-cell table:formula="of:=440*POWER(2;([.I108]-69)/12)" office:value-type="float" office:value="659.25511382574" calcext:value-type="float">
            <text:p>659.25511382574</text:p>
          </table:table-cell>
          <table:table-cell table:formula="of:=ROUND(62500/[.J108])" office:value-type="float" office:value="95" calcext:value-type="float">
            <text:p>95</text:p>
          </table:table-cell>
        </table:table-row>
        <table:table-row table:style-name="ro1">
          <table:table-cell table:number-columns-repeated="8"/>
          <table:table-cell office:value-type="float" office:value="77" calcext:value-type="float">
            <text:p>77</text:p>
          </table:table-cell>
          <table:table-cell table:formula="of:=440*POWER(2;([.I109]-69)/12)" office:value-type="float" office:value="698.456462866008" calcext:value-type="float">
            <text:p>698.456462866008</text:p>
          </table:table-cell>
          <table:table-cell table:formula="of:=ROUND(62500/[.J109])" office:value-type="float" office:value="89" calcext:value-type="float">
            <text:p>89</text:p>
          </table:table-cell>
        </table:table-row>
        <table:table-row table:style-name="ro1">
          <table:table-cell table:number-columns-repeated="8"/>
          <table:table-cell office:value-type="float" office:value="78" calcext:value-type="float">
            <text:p>78</text:p>
          </table:table-cell>
          <table:table-cell table:formula="of:=440*POWER(2;([.I110]-69)/12)" office:value-type="float" office:value="739.988845423269" calcext:value-type="float">
            <text:p>739.988845423269</text:p>
          </table:table-cell>
          <table:table-cell table:formula="of:=ROUND(62500/[.J110]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digipo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table:formula="of:=440*POWER(2;([.I111]-69)/12)" office:value-type="float" office:value="783.990871963499" calcext:value-type="float">
            <text:p>783.990871963499</text:p>
          </table:table-cell>
          <table:table-cell table:formula="of:=ROUND(62500/[.J111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formula="of:=440*POWER(2;([.I112]-69)/12)" office:value-type="float" office:value="830.60939515989" calcext:value-type="float">
            <text:p>830.60939515989</text:p>
          </table:table-cell>
          <table:table-cell table:formula="of:=ROUND(62500/[.J112]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step</text:p>
          </table:table-cell>
          <table:table-cell table:formula="of:=[.B111]/[.B112]" office:value-type="float" office:value="39.0625" calcext:value-type="float">
            <text:p>39.0625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table:formula="of:=440*POWER(2;([.I113]-69)/12)" office:value-type="float" office:value="880" calcext:value-type="float">
            <text:p>880</text:p>
          </table:table-cell>
          <table:table-cell table:formula="of:=ROUND(62500/[.J113]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.000033" calcext:value-type="float">
            <text:p>3.3E-05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table:formula="of:=440*POWER(2;([.I114]-69)/12)" office:value-type="float" office:value="932.32752303618" calcext:value-type="float">
            <text:p>932.32752303618</text:p>
          </table:table-cell>
          <table:table-cell table:formula="of:=ROUND(62500/[.J114])"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office:value-type="float" office:value="83" calcext:value-type="float">
            <text:p>83</text:p>
          </table:table-cell>
          <table:table-cell table:formula="of:=440*POWER(2;([.I115]-69)/12)" office:value-type="float" office:value="987.766602512248" calcext:value-type="float">
            <text:p>987.766602512248</text:p>
          </table:table-cell>
          <table:table-cell table:formula="of:=ROUND(62500/[.J115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R required</text:p>
          </table:table-cell>
          <table:table-cell office:value-type="string" calcext:value-type="string">
            <text:p>digipot step</text:p>
          </table:table-cell>
          <table:table-cell office:value-type="string" calcext:value-type="string">
            <text:p>error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formula="of:=440*POWER(2;([.I116]-69)/12)" office:value-type="float" office:value="1046.50226120239" calcext:value-type="float">
            <text:p>1046.50226120239</text:p>
          </table:table-cell>
          <table:table-cell table:formula="of:=ROUND(62500/[.J116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0.5" calcext:value-type="float">
            <text:p>0.5</text:p>
          </table:table-cell>
          <table:table-cell table:formula="of:=1/(2*3.1416*[.B117]*[.$B$114])" office:value-type="float" office:value="9645.73157086526" calcext:value-type="float">
            <text:p>9645.73157086526</text:p>
          </table:table-cell>
          <table:table-cell table:formula="of:=ROUND([.C117]/[.$B$113])" office:value-type="float" office:value="247" calcext:value-type="float">
            <text:p>247</text:p>
          </table:table-cell>
          <table:table-cell table:style-name="ce1" table:formula="of:=1-[.C117]/([.D117]*[.$B$113])" office:value-type="percentage" office:value="0.000280452574288659" calcext:value-type="percentage">
            <text:p>0.03%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formula="of:=440*POWER(2;([.I117]-69)/12)" office:value-type="float" office:value="1108.73052390749" calcext:value-type="float">
            <text:p>1108.73052390749</text:p>
          </table:table-cell>
          <table:table-cell table:formula="of:=ROUND(62500/[.J117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/(2*3.1416*[.B118]*[.$B$114])" office:value-type="float" office:value="4822.86578543263" calcext:value-type="float">
            <text:p>4822.86578543263</text:p>
          </table:table-cell>
          <table:table-cell table:formula="of:=ROUND([.C118]/[.$B$113])" office:value-type="float" office:value="123" calcext:value-type="float">
            <text:p>123</text:p>
          </table:table-cell>
          <table:table-cell table:style-name="ce1" table:formula="of:=1-[.C118]/([.D118]*[.$B$113])" office:value-type="percentage" office:value="-0.00378344802500297" calcext:value-type="percentage">
            <text:p>-0.38%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formula="of:=440*POWER(2;([.I118]-69)/12)" office:value-type="float" office:value="1174.65907166963" calcext:value-type="float">
            <text:p>1174.65907166963</text:p>
          </table:table-cell>
          <table:table-cell table:formula="of:=ROUND(62500/[.J118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1/(2*3.1416*[.B119]*[.$B$114])" office:value-type="float" office:value="3215.24385695509" calcext:value-type="float">
            <text:p>3215.24385695509</text:p>
          </table:table-cell>
          <table:table-cell table:formula="of:=ROUND([.C119]/[.$B$113])" office:value-type="float" office:value="82" calcext:value-type="float">
            <text:p>82</text:p>
          </table:table-cell>
          <table:table-cell table:style-name="ce1" table:formula="of:=1-[.C119]/([.D119]*[.$B$113])" office:value-type="percentage" office:value="-0.00378344802500274" calcext:value-type="percentage">
            <text:p>-0.38%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formula="of:=440*POWER(2;([.I119]-69)/12)" office:value-type="float" office:value="1244.50793488832" calcext:value-type="float">
            <text:p>1244.50793488832</text:p>
          </table:table-cell>
          <table:table-cell table:formula="of:=ROUND(62500/[.J119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/(2*3.1416*[.B120]*[.$B$114])" office:value-type="float" office:value="2411.43289271632" calcext:value-type="float">
            <text:p>2411.43289271632</text:p>
          </table:table-cell>
          <table:table-cell table:formula="of:=ROUND([.C120]/[.$B$113])" office:value-type="float" office:value="62" calcext:value-type="float">
            <text:p>62</text:p>
          </table:table-cell>
          <table:table-cell table:style-name="ce1" table:formula="of:=1-[.C120]/([.D120]*[.$B$113])" office:value-type="percentage" office:value="0.00431157978165031" calcext:value-type="percentage">
            <text:p>0.43%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formula="of:=440*POWER(2;([.I120]-69)/12)" office:value-type="float" office:value="1318.51022765148" calcext:value-type="float">
            <text:p>1318.51022765148</text:p>
          </table:table-cell>
          <table:table-cell table:formula="of:=ROUND(62500/[.J120])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1/(2*3.1416*[.B121]*[.$B$114])" office:value-type="float" office:value="1929.14631417305" calcext:value-type="float">
            <text:p>1929.14631417305</text:p>
          </table:table-cell>
          <table:table-cell table:formula="of:=ROUND([.C121]/[.$B$113])" office:value-type="float" office:value="49" calcext:value-type="float">
            <text:p>49</text:p>
          </table:table-cell>
          <table:table-cell table:style-name="ce1" table:formula="of:=1-[.C121]/([.D121]*[.$B$113])" office:value-type="percentage" office:value="-0.0078805233230641" calcext:value-type="percentage">
            <text:p>-0.79%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formula="of:=440*POWER(2;([.I121]-69)/12)" office:value-type="float" office:value="1396.91292573202" calcext:value-type="float">
            <text:p>1396.91292573202</text:p>
          </table:table-cell>
          <table:table-cell table:formula="of:=ROUND(62500/[.J121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/(2*3.1416*[.B122]*[.$B$114])" office:value-type="float" office:value="1607.62192847754" calcext:value-type="float">
            <text:p>1607.62192847754</text:p>
          </table:table-cell>
          <table:table-cell table:formula="of:=ROUND([.C122]/[.$B$113])" office:value-type="float" office:value="41" calcext:value-type="float">
            <text:p>41</text:p>
          </table:table-cell>
          <table:table-cell table:style-name="ce1" table:formula="of:=1-[.C122]/([.D122]*[.$B$113])" office:value-type="percentage" office:value="-0.00378344802500274" calcext:value-type="percentage">
            <text:p>-0.38%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440*POWER(2;([.I122]-69)/12)" office:value-type="float" office:value="1479.97769084654" calcext:value-type="float">
            <text:p>1479.97769084654</text:p>
          </table:table-cell>
          <table:table-cell table:formula="of:=ROUND(62500/[.J122])"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1/(2*3.1416*[.B123]*[.$B$114])" office:value-type="float" office:value="1377.96165298075" calcext:value-type="float">
            <text:p>1377.96165298075</text:p>
          </table:table-cell>
          <table:table-cell table:formula="of:=ROUND([.C123]/[.$B$113])" office:value-type="float" office:value="35" calcext:value-type="float">
            <text:p>35</text:p>
          </table:table-cell>
          <table:table-cell table:style-name="ce1" table:formula="of:=1-[.C123]/([.D123]*[.$B$113])" office:value-type="percentage" office:value="-0.0078805233230641" calcext:value-type="percentage">
            <text:p>-0.79%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formula="of:=440*POWER(2;([.I123]-69)/12)" office:value-type="float" office:value="1567.981743927" calcext:value-type="float">
            <text:p>1567.981743927</text:p>
          </table:table-cell>
          <table:table-cell table:formula="of:=ROUND(62500/[.J123]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/(2*3.1416*[.B124]*[.$B$114])" office:value-type="float" office:value="1205.71644635816" calcext:value-type="float">
            <text:p>1205.71644635816</text:p>
          </table:table-cell>
          <table:table-cell table:formula="of:=ROUND([.C124]/[.$B$113])" office:value-type="float" office:value="31" calcext:value-type="float">
            <text:p>31</text:p>
          </table:table-cell>
          <table:table-cell table:style-name="ce1" table:formula="of:=1-[.C124]/([.D124]*[.$B$113])" office:value-type="percentage" office:value="0.00431157978165031" calcext:value-type="percentage">
            <text:p>0.43%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formula="of:=440*POWER(2;([.I124]-69)/12)" office:value-type="float" office:value="1661.21879031978" calcext:value-type="float">
            <text:p>1661.21879031978</text:p>
          </table:table-cell>
          <table:table-cell table:formula="of:=ROUND(62500/[.J124])"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formula="of:=1/(2*3.1416*[.B125]*[.$B$114])" office:value-type="float" office:value="1071.74795231836" calcext:value-type="float">
            <text:p>1071.74795231836</text:p>
          </table:table-cell>
          <table:table-cell table:formula="of:=ROUND([.C125]/[.$B$113])" office:value-type="float" office:value="27" calcext:value-type="float">
            <text:p>27</text:p>
          </table:table-cell>
          <table:table-cell table:style-name="ce1" table:formula="of:=1-[.C125]/([.D125]*[.$B$113])" office:value-type="percentage" office:value="-0.0161758362722251" calcext:value-type="percentage">
            <text:p>-1.62%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440*POWER(2;([.I125]-69)/12)" office:value-type="float" office:value="1760" calcext:value-type="float">
            <text:p>1760</text:p>
          </table:table-cell>
          <table:table-cell table:formula="of:=ROUND(62500/[.J125])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1/(2*3.1416*[.B126]*[.$B$114])" office:value-type="float" office:value="964.573157086526" calcext:value-type="float">
            <text:p>964.573157086526</text:p>
          </table:table-cell>
          <table:table-cell table:formula="of:=ROUND([.C126]/[.$B$113])" office:value-type="float" office:value="25" calcext:value-type="float">
            <text:p>25</text:p>
          </table:table-cell>
          <table:table-cell table:style-name="ce1" table:formula="of:=1-[.C126]/([.D126]*[.$B$113])" office:value-type="percentage" office:value="0.012277087143397" calcext:value-type="percentage">
            <text:p>1.23%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440*POWER(2;([.I126]-69)/12)" office:value-type="float" office:value="1864.65504607236" calcext:value-type="float">
            <text:p>1864.65504607236</text:p>
          </table:table-cell>
          <table:table-cell table:formula="of:=ROUND(62500/[.J126])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table:formula="of:=1/(2*3.1416*[.B127]*[.$B$114])" office:value-type="float" office:value="876.884688260478" calcext:value-type="float">
            <text:p>876.884688260478</text:p>
          </table:table-cell>
          <table:table-cell table:formula="of:=ROUND([.C127]/[.$B$113])" office:value-type="float" office:value="22" calcext:value-type="float">
            <text:p>22</text:p>
          </table:table-cell>
          <table:table-cell table:style-name="ce1" table:formula="of:=1-[.C127]/([.D127]*[.$B$113])" office:value-type="percentage" office:value="-0.0203749099758295" calcext:value-type="percentage">
            <text:p>-2.04%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440*POWER(2;([.I127]-69)/12)" office:value-type="float" office:value="1975.5332050245" calcext:value-type="float">
            <text:p>1975.5332050245</text:p>
          </table:table-cell>
          <table:table-cell table:formula="of:=ROUND(62500/[.J127])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1/(2*3.1416*[.B128]*[.$B$114])" office:value-type="float" office:value="803.810964238772" calcext:value-type="float">
            <text:p>803.810964238772</text:p>
          </table:table-cell>
          <table:table-cell table:formula="of:=ROUND([.C128]/[.$B$113])" office:value-type="float" office:value="21" calcext:value-type="float">
            <text:p>21</text:p>
          </table:table-cell>
          <table:table-cell table:style-name="ce1" table:formula="of:=1-[.C128]/([.D128]*[.$B$113])" office:value-type="percentage" office:value="0.0201161578803544" calcext:value-type="percentage">
            <text:p>2.01%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formula="of:=440*POWER(2;([.I128]-69)/12)" office:value-type="float" office:value="2093.00452240479" calcext:value-type="float">
            <text:p>2093.00452240479</text:p>
          </table:table-cell>
          <table:table-cell table:formula="of:=ROUND(62500/[.J128])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table:formula="of:=1/(2*3.1416*[.B129]*[.$B$114])" office:value-type="float" office:value="741.97935160502" calcext:value-type="float">
            <text:p>741.97935160502</text:p>
          </table:table-cell>
          <table:table-cell table:formula="of:=ROUND([.C129]/[.$B$113])" office:value-type="float" office:value="19" calcext:value-type="float">
            <text:p>19</text:p>
          </table:table-cell>
          <table:table-cell table:style-name="ce1" table:formula="of:=1-[.C129]/([.D129]*[.$B$113])" office:value-type="percentage" office:value="0.000280452574288659" calcext:value-type="percentage">
            <text:p>0.03%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440*POWER(2;([.I129]-69)/12)" office:value-type="float" office:value="2217.46104781498" calcext:value-type="float">
            <text:p>2217.46104781498</text:p>
          </table:table-cell>
          <table:table-cell table:formula="of:=ROUND(62500/[.J129])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1/(2*3.1416*[.B130]*[.$B$114])" office:value-type="float" office:value="688.980826490376" calcext:value-type="float">
            <text:p>688.980826490376</text:p>
          </table:table-cell>
          <table:table-cell table:formula="of:=ROUND([.C130]/[.$B$113])" office:value-type="float" office:value="18" calcext:value-type="float">
            <text:p>18</text:p>
          </table:table-cell>
          <table:table-cell table:style-name="ce1" table:formula="of:=1-[.C130]/([.D130]*[.$B$113])" office:value-type="percentage" office:value="0.0201161578803543" calcext:value-type="percentage">
            <text:p>2.01%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440*POWER(2;([.I130]-69)/12)" office:value-type="float" office:value="2349.31814333926" calcext:value-type="float">
            <text:p>2349.31814333926</text:p>
          </table:table-cell>
          <table:table-cell table:formula="of:=ROUND(62500/[.J130])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table:formula="of:=1/(2*3.1416*[.B131]*[.$B$114])" office:value-type="float" office:value="643.048771391018" calcext:value-type="float">
            <text:p>643.048771391018</text:p>
          </table:table-cell>
          <table:table-cell table:formula="of:=ROUND([.C131]/[.$B$113])" office:value-type="float" office:value="16" calcext:value-type="float">
            <text:p>16</text:p>
          </table:table-cell>
          <table:table-cell table:style-name="ce1" table:formula="of:=1-[.C131]/([.D131]*[.$B$113])" office:value-type="percentage" office:value="-0.0288780342256278" calcext:value-type="percentage">
            <text:p>-2.89%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formula="of:=440*POWER(2;([.I131]-69)/12)" office:value-type="float" office:value="2489.01586977665" calcext:value-type="float">
            <text:p>2489.01586977665</text:p>
          </table:table-cell>
          <table:table-cell table:formula="of:=ROUND(62500/[.J131])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1/(2*3.1416*[.B132]*[.$B$114])" office:value-type="float" office:value="602.858223179079" calcext:value-type="float">
            <text:p>602.858223179079</text:p>
          </table:table-cell>
          <table:table-cell table:formula="of:=ROUND([.C132]/[.$B$113])" office:value-type="float" office:value="15" calcext:value-type="float">
            <text:p>15</text:p>
          </table:table-cell>
          <table:table-cell table:style-name="ce1" table:formula="of:=1-[.C132]/([.D132]*[.$B$113])" office:value-type="percentage" office:value="-0.0288780342256281" calcext:value-type="percentage">
            <text:p>-2.89%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440*POWER(2;([.I132]-69)/12)" office:value-type="float" office:value="2637.02045530296" calcext:value-type="float">
            <text:p>2637.02045530296</text:p>
          </table:table-cell>
          <table:table-cell table:formula="of:=ROUND(62500/[.J132])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table:formula="of:=1/(2*3.1416*[.B133]*[.$B$114])" office:value-type="float" office:value="567.39597475678" calcext:value-type="float">
            <text:p>567.39597475678</text:p>
          </table:table-cell>
          <table:table-cell table:formula="of:=ROUND([.C133]/[.$B$113])" office:value-type="float" office:value="15" calcext:value-type="float">
            <text:p>15</text:p>
          </table:table-cell>
          <table:table-cell table:style-name="ce1" table:formula="of:=1-[.C133]/([.D133]*[.$B$113])" office:value-type="percentage" office:value="0.031644203081762" calcext:value-type="percentage">
            <text:p>3.16%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formula="of:=440*POWER(2;([.I133]-69)/12)" office:value-type="float" office:value="2793.82585146403" calcext:value-type="float">
            <text:p>2793.82585146403</text:p>
          </table:table-cell>
          <table:table-cell table:formula="of:=ROUND(62500/[.J133])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1/(2*3.1416*[.B134]*[.$B$114])" office:value-type="float" office:value="535.873976159181" calcext:value-type="float">
            <text:p>535.873976159181</text:p>
          </table:table-cell>
          <table:table-cell table:formula="of:=ROUND([.C134]/[.$B$113])" office:value-type="float" office:value="14" calcext:value-type="float">
            <text:p>14</text:p>
          </table:table-cell>
          <table:table-cell table:style-name="ce1" table:formula="of:=1-[.C134]/([.D134]*[.$B$113])" office:value-type="percentage" office:value="0.0201161578803544" calcext:value-type="percentage">
            <text:p>2.01%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formula="of:=440*POWER(2;([.I134]-69)/12)" office:value-type="float" office:value="2959.95538169308" calcext:value-type="float">
            <text:p>2959.95538169308</text:p>
          </table:table-cell>
          <table:table-cell table:formula="of:=ROUND(62500/[.J134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table:formula="of:=1/(2*3.1416*[.B135]*[.$B$114])" office:value-type="float" office:value="507.670082677119" calcext:value-type="float">
            <text:p>507.670082677119</text:p>
          </table:table-cell>
          <table:table-cell table:formula="of:=ROUND([.C135]/[.$B$113])" office:value-type="float" office:value="13" calcext:value-type="float">
            <text:p>13</text:p>
          </table:table-cell>
          <table:table-cell table:style-name="ce1" table:formula="of:=1-[.C135]/([.D135]*[.$B$113])" office:value-type="percentage" office:value="0.000280452574288548" calcext:value-type="percentage">
            <text:p>0.03%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formula="of:=440*POWER(2;([.I135]-69)/12)" office:value-type="float" office:value="3135.96348785399" calcext:value-type="float">
            <text:p>3135.96348785399</text:p>
          </table:table-cell>
          <table:table-cell table:formula="of:=ROUND(62500/[.J135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1/(2*3.1416*[.B136]*[.$B$114])" office:value-type="float" office:value="482.286578543263" calcext:value-type="float">
            <text:p>482.286578543263</text:p>
          </table:table-cell>
          <table:table-cell table:formula="of:=ROUND([.C136]/[.$B$113])" office:value-type="float" office:value="12" calcext:value-type="float">
            <text:p>12</text:p>
          </table:table-cell>
          <table:table-cell table:style-name="ce1" table:formula="of:=1-[.C136]/([.D136]*[.$B$113])" office:value-type="percentage" office:value="-0.0288780342256281" calcext:value-type="percentage">
            <text:p>-2.89%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table:formula="of:=440*POWER(2;([.I136]-69)/12)" office:value-type="float" office:value="3322.43758063956" calcext:value-type="float">
            <text:p>3322.43758063956</text:p>
          </table:table-cell>
          <table:table-cell table:formula="of:=ROUND(62500/[.J136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table:formula="of:=1/(2*3.1416*[.B137]*[.$B$114])" office:value-type="float" office:value="459.320550993584" calcext:value-type="float">
            <text:p>459.320550993584</text:p>
          </table:table-cell>
          <table:table-cell table:formula="of:=ROUND([.C137]/[.$B$113])" office:value-type="float" office:value="12" calcext:value-type="float">
            <text:p>12</text:p>
          </table:table-cell>
          <table:table-cell table:style-name="ce1" table:formula="of:=1-[.C137]/([.D137]*[.$B$113])" office:value-type="percentage" office:value="0.0201161578803544" calcext:value-type="percentage">
            <text:p>2.01%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table:formula="of:=440*POWER(2;([.I137]-69)/12)" office:value-type="float" office:value="3520" calcext:value-type="float">
            <text:p>3520</text:p>
          </table:table-cell>
          <table:table-cell table:formula="of:=ROUND(62500/[.J137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1/(2*3.1416*[.B138]*[.$B$114])" office:value-type="float" office:value="438.442344130239" calcext:value-type="float">
            <text:p>438.442344130239</text:p>
          </table:table-cell>
          <table:table-cell table:formula="of:=ROUND([.C138]/[.$B$113])" office:value-type="float" office:value="11" calcext:value-type="float">
            <text:p>11</text:p>
          </table:table-cell>
          <table:table-cell table:style-name="ce1" table:formula="of:=1-[.C138]/([.D138]*[.$B$113])" office:value-type="percentage" office:value="-0.0203749099758295" calcext:value-type="percentage">
            <text:p>-2.04%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table:formula="of:=440*POWER(2;([.I138]-69)/12)" office:value-type="float" office:value="3729.31009214472" calcext:value-type="float">
            <text:p>3729.31009214472</text:p>
          </table:table-cell>
          <table:table-cell table:formula="of:=ROUND(62500/[.J138])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table:formula="of:=1/(2*3.1416*[.B139]*[.$B$114])" office:value-type="float" office:value="419.379633515881" calcext:value-type="float">
            <text:p>419.379633515881</text:p>
          </table:table-cell>
          <table:table-cell table:formula="of:=ROUND([.C139]/[.$B$113])" office:value-type="float" office:value="11" calcext:value-type="float">
            <text:p>11</text:p>
          </table:table-cell>
          <table:table-cell table:style-name="ce1" table:formula="of:=1-[.C139]/([.D139]*[.$B$113])" office:value-type="percentage" office:value="0.023989216544859" calcext:value-type="percentage">
            <text:p>2.40%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table:formula="of:=440*POWER(2;([.I139]-69)/12)" office:value-type="float" office:value="3951.06641004899" calcext:value-type="float">
            <text:p>3951.06641004899</text:p>
          </table:table-cell>
          <table:table-cell table:formula="of:=ROUND(62500/[.J139]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1/(2*3.1416*[.B140]*[.$B$114])" office:value-type="float" office:value="401.905482119386" calcext:value-type="float">
            <text:p>401.905482119386</text:p>
          </table:table-cell>
          <table:table-cell table:formula="of:=ROUND([.C140]/[.$B$113])" office:value-type="float" office:value="10" calcext:value-type="float">
            <text:p>10</text:p>
          </table:table-cell>
          <table:table-cell table:style-name="ce1" table:formula="of:=1-[.C140]/([.D140]*[.$B$113])" office:value-type="percentage" office:value="-0.0288780342256278" calcext:value-type="percentage">
            <text:p>-2.89%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table:formula="of:=440*POWER(2;([.I140]-69)/12)" office:value-type="float" office:value="4186.00904480958" calcext:value-type="float">
            <text:p>4186.00904480958</text:p>
          </table:table-cell>
          <table:table-cell table:formula="of:=ROUND(62500/[.J140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2.5" calcext:value-type="float">
            <text:p>12.5</text:p>
          </table:table-cell>
          <table:table-cell table:formula="of:=1/(2*3.1416*[.B141]*[.$B$114])" office:value-type="float" office:value="385.82926283461" calcext:value-type="float">
            <text:p>385.82926283461</text:p>
          </table:table-cell>
          <table:table-cell table:formula="of:=ROUND([.C141]/[.$B$113])" office:value-type="float" office:value="10" calcext:value-type="float">
            <text:p>10</text:p>
          </table:table-cell>
          <table:table-cell table:style-name="ce1" table:formula="of:=1-[.C141]/([.D141]*[.$B$113])" office:value-type="percentage" office:value="0.012277087143397" calcext:value-type="percentage">
            <text:p>1.23%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formula="of:=440*POWER(2;([.I141]-69)/12)" office:value-type="float" office:value="4434.92209562995" calcext:value-type="float">
            <text:p>4434.92209562995</text:p>
          </table:table-cell>
          <table:table-cell table:formula="of:=ROUND(62500/[.J141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1/(2*3.1416*[.B142]*[.$B$114])" office:value-type="float" office:value="370.98967580251" calcext:value-type="float">
            <text:p>370.98967580251</text:p>
          </table:table-cell>
          <table:table-cell table:formula="of:=ROUND([.C142]/[.$B$113])" office:value-type="float" office:value="9" calcext:value-type="float">
            <text:p>9</text:p>
          </table:table-cell>
          <table:table-cell table:style-name="ce1" table:formula="of:=1-[.C142]/([.D142]*[.$B$113])" office:value-type="percentage" office:value="-0.0552595222826953" calcext:value-type="percentage">
            <text:p>-5.53%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formula="of:=440*POWER(2;([.I142]-69)/12)" office:value-type="float" office:value="4698.63628667852" calcext:value-type="float">
            <text:p>4698.63628667852</text:p>
          </table:table-cell>
          <table:table-cell table:formula="of:=ROUND(62500/[.J142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table:formula="of:=1/(2*3.1416*[.B143]*[.$B$114])" office:value-type="float" office:value="357.249317439454" calcext:value-type="float">
            <text:p>357.249317439454</text:p>
          </table:table-cell>
          <table:table-cell table:formula="of:=ROUND([.C143]/[.$B$113])" office:value-type="float" office:value="9" calcext:value-type="float">
            <text:p>9</text:p>
          </table:table-cell>
          <table:table-cell table:style-name="ce1" table:formula="of:=1-[.C143]/([.D143]*[.$B$113])" office:value-type="percentage" office:value="-0.0161758362722251" calcext:value-type="percentage">
            <text:p>-1.62%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table:formula="of:=440*POWER(2;([.I143]-69)/12)" office:value-type="float" office:value="4978.0317395533" calcext:value-type="float">
            <text:p>4978.0317395533</text:p>
          </table:table-cell>
          <table:table-cell table:formula="of:=ROUND(62500/[.J143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1/(2*3.1416*[.B144]*[.$B$114])" office:value-type="float" office:value="344.490413245188" calcext:value-type="float">
            <text:p>344.490413245188</text:p>
          </table:table-cell>
          <table:table-cell table:formula="of:=ROUND([.C144]/[.$B$113])" office:value-type="float" office:value="9" calcext:value-type="float">
            <text:p>9</text:p>
          </table:table-cell>
          <table:table-cell table:style-name="ce1" table:formula="of:=1-[.C144]/([.D144]*[.$B$113])" office:value-type="percentage" office:value="0.0201161578803543" calcext:value-type="percentage">
            <text:p>2.01%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table:formula="of:=440*POWER(2;([.I144]-69)/12)" office:value-type="float" office:value="5274.04091060592" calcext:value-type="float">
            <text:p>5274.04091060592</text:p>
          </table:table-cell>
          <table:table-cell table:formula="of:=ROUND(62500/[.J144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.5" calcext:value-type="float">
            <text:p>14.5</text:p>
          </table:table-cell>
          <table:table-cell table:formula="of:=1/(2*3.1416*[.B145]*[.$B$114])" office:value-type="float" office:value="332.611433478112" calcext:value-type="float">
            <text:p>332.611433478112</text:p>
          </table:table-cell>
          <table:table-cell table:formula="of:=ROUND([.C145]/[.$B$113])" office:value-type="float" office:value="9" calcext:value-type="float">
            <text:p>9</text:p>
          </table:table-cell>
          <table:table-cell table:style-name="ce1" table:formula="of:=1-[.C145]/([.D145]*[.$B$113])" office:value-type="percentage" office:value="0.05390525588448" calcext:value-type="percentage">
            <text:p>5.39%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table:formula="of:=440*POWER(2;([.I145]-69)/12)" office:value-type="float" office:value="5587.65170292806" calcext:value-type="float">
            <text:p>5587.65170292806</text:p>
          </table:table-cell>
          <table:table-cell table:formula="of:=ROUND(62500/[.J145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1/(2*3.1416*[.B146]*[.$B$114])" office:value-type="float" office:value="321.524385695509" calcext:value-type="float">
            <text:p>321.524385695509</text:p>
          </table:table-cell>
          <table:table-cell table:formula="of:=ROUND([.C146]/[.$B$113])" office:value-type="float" office:value="8" calcext:value-type="float">
            <text:p>8</text:p>
          </table:table-cell>
          <table:table-cell table:style-name="ce1" table:formula="of:=1-[.C146]/([.D146]*[.$B$113])" office:value-type="percentage" office:value="-0.0288780342256278" calcext:value-type="percentage">
            <text:p>-2.89%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formula="of:=440*POWER(2;([.I146]-69)/12)" office:value-type="float" office:value="5919.91076338615" calcext:value-type="float">
            <text:p>5919.91076338615</text:p>
          </table:table-cell>
          <table:table-cell table:formula="of:=ROUND(62500/[.J146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5.5" calcext:value-type="float">
            <text:p>15.5</text:p>
          </table:table-cell>
          <table:table-cell table:formula="of:=1/(2*3.1416*[.B147]*[.$B$114])" office:value-type="float" office:value="311.152631318234" calcext:value-type="float">
            <text:p>311.152631318234</text:p>
          </table:table-cell>
          <table:table-cell table:formula="of:=ROUND([.C147]/[.$B$113])" office:value-type="float" office:value="8" calcext:value-type="float">
            <text:p>8</text:p>
          </table:table-cell>
          <table:table-cell table:style-name="ce1" table:formula="of:=1-[.C147]/([.D147]*[.$B$113])" office:value-type="percentage" office:value="0.00431157978165031" calcext:value-type="percentage">
            <text:p>0.43%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table:formula="of:=440*POWER(2;([.I147]-69)/12)" office:value-type="float" office:value="6271.92697570799" calcext:value-type="float">
            <text:p>6271.92697570799</text:p>
          </table:table-cell>
          <table:table-cell table:formula="of:=ROUND(62500/[.J147]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1/(2*3.1416*[.B148]*[.$B$114])" office:value-type="float" office:value="301.429111589539" calcext:value-type="float">
            <text:p>301.429111589539</text:p>
          </table:table-cell>
          <table:table-cell table:formula="of:=ROUND([.C148]/[.$B$113])" office:value-type="float" office:value="8" calcext:value-type="float">
            <text:p>8</text:p>
          </table:table-cell>
          <table:table-cell table:style-name="ce1" table:formula="of:=1-[.C148]/([.D148]*[.$B$113])" office:value-type="percentage" office:value="0.0354268429134738" calcext:value-type="percentage">
            <text:p>3.54%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formula="of:=440*POWER(2;([.I148]-69)/12)" office:value-type="float" office:value="6644.87516127912" calcext:value-type="float">
            <text:p>6644.87516127912</text:p>
          </table:table-cell>
          <table:table-cell table:formula="of:=ROUND(62500/[.J148]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6.5" calcext:value-type="float">
            <text:p>16.5</text:p>
          </table:table-cell>
          <table:table-cell table:formula="of:=1/(2*3.1416*[.B149]*[.$B$114])" office:value-type="float" office:value="292.294896086826" calcext:value-type="float">
            <text:p>292.294896086826</text:p>
          </table:table-cell>
          <table:table-cell table:formula="of:=ROUND([.C149]/[.$B$113])" office:value-type="float" office:value="7" calcext:value-type="float">
            <text:p>7</text:p>
          </table:table-cell>
          <table:table-cell table:style-name="ce1" table:formula="of:=1-[.C149]/([.D149]*[.$B$113])" office:value-type="percentage" office:value="-0.0689641914032499" calcext:value-type="percentage">
            <text:p>-6.90%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formula="of:=440*POWER(2;([.I149]-69)/12)" office:value-type="float" office:value="7040" calcext:value-type="float">
            <text:p>7040</text:p>
          </table:table-cell>
          <table:table-cell table:formula="of:=ROUND(62500/[.J149]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1/(2*3.1416*[.B150]*[.$B$114])" office:value-type="float" office:value="283.69798737839" calcext:value-type="float">
            <text:p>283.69798737839</text:p>
          </table:table-cell>
          <table:table-cell table:formula="of:=ROUND([.C150]/[.$B$113])" office:value-type="float" office:value="7" calcext:value-type="float">
            <text:p>7</text:p>
          </table:table-cell>
          <table:table-cell table:style-name="ce1" table:formula="of:=1-[.C150]/([.D150]*[.$B$113])" office:value-type="percentage" office:value="-0.0375240681266835" calcext:value-type="percentage">
            <text:p>-3.75%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table:formula="of:=440*POWER(2;([.I150]-69)/12)" office:value-type="float" office:value="7458.62018428944" calcext:value-type="float">
            <text:p>7458.62018428944</text:p>
          </table:table-cell>
          <table:table-cell table:formula="of:=ROUND(62500/[.J150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.5" calcext:value-type="float">
            <text:p>17.5</text:p>
          </table:table-cell>
          <table:table-cell table:formula="of:=1/(2*3.1416*[.B151]*[.$B$114])" office:value-type="float" office:value="275.59233059615" calcext:value-type="float">
            <text:p>275.59233059615</text:p>
          </table:table-cell>
          <table:table-cell table:formula="of:=ROUND([.C151]/[.$B$113])" office:value-type="float" office:value="7" calcext:value-type="float">
            <text:p>7</text:p>
          </table:table-cell>
          <table:table-cell table:style-name="ce1" table:formula="of:=1-[.C151]/([.D151]*[.$B$113])" office:value-type="percentage" office:value="-0.00788052332306388" calcext:value-type="percentage">
            <text:p>-0.79%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table:formula="of:=440*POWER(2;([.I151]-69)/12)" office:value-type="float" office:value="7902.13282009799" calcext:value-type="float">
            <text:p>7902.13282009799</text:p>
          </table:table-cell>
          <table:table-cell table:formula="of:=ROUND(62500/[.J151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1/(2*3.1416*[.B152]*[.$B$114])" office:value-type="float" office:value="267.936988079591" calcext:value-type="float">
            <text:p>267.936988079591</text:p>
          </table:table-cell>
          <table:table-cell table:formula="of:=ROUND([.C152]/[.$B$113])" office:value-type="float" office:value="7" calcext:value-type="float">
            <text:p>7</text:p>
          </table:table-cell>
          <table:table-cell table:style-name="ce1" table:formula="of:=1-[.C152]/([.D152]*[.$B$113])" office:value-type="percentage" office:value="0.0201161578803544" calcext:value-type="percentage">
            <text:p>2.01%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formula="of:=440*POWER(2;([.I152]-69)/12)" office:value-type="float" office:value="8372.01808961916" calcext:value-type="float">
            <text:p>8372.01808961916</text:p>
          </table:table-cell>
          <table:table-cell table:formula="of:=ROUND(62500/[.J152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8.5" calcext:value-type="float">
            <text:p>18.5</text:p>
          </table:table-cell>
          <table:table-cell table:formula="of:=1/(2*3.1416*[.B153]*[.$B$114])" office:value-type="float" office:value="260.695447861223" calcext:value-type="float">
            <text:p>260.695447861223</text:p>
          </table:table-cell>
          <table:table-cell table:formula="of:=ROUND([.C153]/[.$B$113])" office:value-type="float" office:value="7" calcext:value-type="float">
            <text:p>7</text:p>
          </table:table-cell>
          <table:table-cell table:style-name="ce1" table:formula="of:=1-[.C153]/([.D153]*[.$B$113])" office:value-type="percentage" office:value="0.0465995049646689" calcext:value-type="percentage">
            <text:p>4.66%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table:formula="of:=440*POWER(2;([.I153]-69)/12)" office:value-type="float" office:value="8869.84419125991" calcext:value-type="float">
            <text:p>8869.84419125991</text:p>
          </table:table-cell>
          <table:table-cell table:formula="of:=ROUND(62500/[.J153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1/(2*3.1416*[.B154]*[.$B$114])" office:value-type="float" office:value="253.83504133856" calcext:value-type="float">
            <text:p>253.83504133856</text:p>
          </table:table-cell>
          <table:table-cell table:formula="of:=ROUND([.C154]/[.$B$113])" office:value-type="float" office:value="6" calcext:value-type="float">
            <text:p>6</text:p>
          </table:table-cell>
          <table:table-cell table:style-name="ce1" table:formula="of:=1-[.C154]/([.D154]*[.$B$113])" office:value-type="percentage" office:value="-0.0830295097111873" calcext:value-type="percentage">
            <text:p>-8.30%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table:formula="of:=440*POWER(2;([.I154]-69)/12)" office:value-type="float" office:value="9397.27257335704" calcext:value-type="float">
            <text:p>9397.27257335704</text:p>
          </table:table-cell>
          <table:table-cell table:formula="of:=ROUND(62500/[.J154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9.5" calcext:value-type="float">
            <text:p>19.5</text:p>
          </table:table-cell>
          <table:table-cell table:formula="of:=1/(2*3.1416*[.B155]*[.$B$114])" office:value-type="float" office:value="247.326450535007" calcext:value-type="float">
            <text:p>247.326450535007</text:p>
          </table:table-cell>
          <table:table-cell table:formula="of:=ROUND([.C155]/[.$B$113])" office:value-type="float" office:value="6" calcext:value-type="float">
            <text:p>6</text:p>
          </table:table-cell>
          <table:table-cell table:style-name="ce1" table:formula="of:=1-[.C155]/([.D155]*[.$B$113])" office:value-type="percentage" office:value="-0.0552595222826953" calcext:value-type="percentage">
            <text:p>-5.53%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formula="of:=440*POWER(2;([.I155]-69)/12)" office:value-type="float" office:value="9956.06347910659" calcext:value-type="float">
            <text:p>9956.06347910659</text:p>
          </table:table-cell>
          <table:table-cell table:formula="of:=ROUND(62500/[.J155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1/(2*3.1416*[.B156]*[.$B$114])" office:value-type="float" office:value="241.143289271632" calcext:value-type="float">
            <text:p>241.143289271632</text:p>
          </table:table-cell>
          <table:table-cell table:formula="of:=ROUND([.C156]/[.$B$113])" office:value-type="float" office:value="6" calcext:value-type="float">
            <text:p>6</text:p>
          </table:table-cell>
          <table:table-cell table:style-name="ce1" table:formula="of:=1-[.C156]/([.D156]*[.$B$113])" office:value-type="percentage" office:value="-0.0288780342256281" calcext:value-type="percentage">
            <text:p>-2.89%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table:formula="of:=440*POWER(2;([.I156]-69)/12)" office:value-type="float" office:value="10548.0818212118" calcext:value-type="float">
            <text:p>10548.0818212118</text:p>
          </table:table-cell>
          <table:table-cell table:formula="of:=ROUND(62500/[.J156])"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  <table:table-cell office:value-type="float" office:value="125" calcext:value-type="float">
            <text:p>125</text:p>
          </table:table-cell>
          <table:table-cell table:formula="of:=440*POWER(2;([.I157]-69)/12)" office:value-type="float" office:value="11175.3034058561" calcext:value-type="float">
            <text:p>11175.3034058561</text:p>
          </table:table-cell>
          <table:table-cell table:formula="of:=ROUND(62500/[.J157])"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  <table:table-cell office:value-type="float" office:value="126" calcext:value-type="float">
            <text:p>126</text:p>
          </table:table-cell>
          <table:table-cell table:formula="of:=440*POWER(2;([.I158]-69)/12)" office:value-type="float" office:value="11839.8215267723" calcext:value-type="float">
            <text:p>11839.8215267723</text:p>
          </table:table-cell>
          <table:table-cell table:formula="of:=ROUND(62500/[.J158])"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  <table:table-cell office:value-type="float" office:value="127" calcext:value-type="float">
            <text:p>127</text:p>
          </table:table-cell>
          <table:table-cell table:formula="of:=440*POWER(2;([.I159]-69)/12)" office:value-type="float" office:value="12543.853951416" calcext:value-type="float">
            <text:p>12543.853951416</text:p>
          </table:table-cell>
          <table:table-cell table:formula="of:=ROUND(62500/[.J159])" office:value-type="float" office:value="5" calcext:value-type="float">
            <text:p>5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/>
          <table:table-cell table:formula="of:=16000000/1024" office:value-type="float" office:value="15625" calcext:value-type="float">
            <text:p>15625</text:p>
          </table:table-cell>
          <table:table-cell table:number-columns-repeated="9"/>
        </table:table-row>
        <table:table-row table:style-name="ro1">
          <table:table-cell/>
          <table:table-cell table:formula="of:=[.B166]/62" office:value-type="float" office:value="252.016129032258" calcext:value-type="float">
            <text:p>252.01612903225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15625/1024" office:value-type="float" office:value="15.2587890625" calcext:value-type="float">
            <text:p>15.25878906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68]/(2*31)" office:value-type="float" office:value="0.246109501008064" calcext:value-type="float">
            <text:p>0.246109501008064</text:p>
          </table:table-cell>
          <table:table-cell table:number-columns-repeated="6"/>
        </table:table-row>
        <table:table-row table:style-name="ro1" table:number-rows-repeated="1048406">
          <table:table-cell table:number-columns-repeated="11"/>
        </table:table-row>
        <table:table-row table:style-name="ro1">
          <table:table-cell table:number-columns-repeated="5"/>
          <table:table-cell table:formula="of:=80/(2*[.E1048576])" office:value-type="string" office:string-value="" calcext:value-type="error">
            <text:p>#DIV/0!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07:31:14.827628743</meta:creation-date>
    <dc:date>2022-02-02T09:25:45.541483536</dc:date>
    <meta:editing-duration>PT29M29S</meta:editing-duration>
    <meta:editing-cycles>4</meta:editing-cycles>
    <meta:generator>LibreOffice/6.4.7.2$Linux_X86_64 LibreOffice_project/40$Build-2</meta:generator>
    <meta:document-statistic meta:table-count="2" meta:cell-count="1045" meta:object-count="0"/>
  </office:meta>
</office:document-meta>
</file>